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CCFFCC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 style:vertical-align="automatic" fo:background-color="#CCFF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6699C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99CC99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fo:border="thin solid #000000" style:vertical-align="automatic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6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CCFF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CCFF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fo:background-color="#99CCFF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CFF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CCFF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3.01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ustDataForLa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5" table:default-cell-style-name="ce1"/>
        <table:table-column table:style-name="co7" table:number-columns-repeated="15360" table:default-cell-style-name="ce1"/>
        <table:table-row table:style-name="ro1">
          <table:table-cell table:style-name="ce1"/>
          <table:table-cell table:number-columns-repeated="4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2">
          <table:table-cell office:value-type="string" table:style-name="ce1">
            <text:p>*The 2<text:span text:style-name="T2">nd</text:span><text:s/>sheet uses this expected m &amp; b.</text:p>
          </table:table-cell>
          <table:table-cell table:number-columns-repeated="4" table:style-name="ce2"/>
          <table:table-cell office:value-type="string" table:style-name="ce4">
            <text:p>Least Squares Curve Fit for a Line</text:p>
          </table:table-cell>
          <table:table-cell table:number-columns-repeated="2" table:style-name="ce1"/>
          <table:table-cell table:style-name="ce3"/>
          <table:table-cell table:number-columns-repeated="16375" table:style-name="ce1"/>
        </table:table-row>
        <table:table-row table:style-name="ro3">
          <table:table-cell table:style-name="ce5"/>
          <table:table-cell table:number-columns-repeated="4" table:style-name="ce6"/>
          <table:table-cell table:number-columns-repeated="3" table:style-name="ce5"/>
          <table:table-cell table:style-name="ce7"/>
          <table:table-cell table:number-columns-repeated="16375" table:style-name="ce5"/>
        </table:table-row>
        <table:table-row table:style-name="ro3">
          <table:table-cell table:style-name="ce5"/>
          <table:table-cell office:value-type="string" table:number-columns-spanned="4" table:number-rows-spanned="1" table:style-name="ce13">
            <text:p>Calculated with errors</text:p>
          </table:table-cell>
          <table:covered-table-cell table:number-columns-repeated="3"/>
          <table:table-cell office:value-type="string" table:number-columns-spanned="2" table:number-rows-spanned="1" table:style-name="ce14">
            <text:p>Expected</text:p>
          </table:table-cell>
          <table:covered-table-cell/>
          <table:table-cell table:style-name="ce5"/>
          <table:table-cell office:value-type="float" office:value="4514" table:style-name="ce7">
            <text:p>4514.00</text:p>
          </table:table-cell>
          <table:table-cell office:value-type="string" table:style-name="ce5">
            <text:p><text:s/>= SumX</text:p>
          </table:table-cell>
          <table:table-cell table:number-columns-repeated="16374" table:style-name="ce5"/>
        </table:table-row>
        <table:table-row table:style-name="ro3">
          <table:table-cell table:style-name="ce5"/>
          <table:table-cell office:value-type="string" table:style-name="ce8">
            <text:p><text:s/>m' =</text:p>
          </table:table-cell>
          <table:table-cell office:value-type="string" table:number-columns-spanned="3" table:number-rows-spanned="1" table:style-name="ce15">
            <text:p>(Sy'*Sx-(n*Sxy')) / ((Sx)^2-(n*Sx^2))</text:p>
          </table:table-cell>
          <table:covered-table-cell table:number-columns-repeated="2"/>
          <table:table-cell office:value-type="string" table:style-name="ce9">
            <text:p>m =</text:p>
          </table:table-cell>
          <table:table-cell office:value-type="string" table:style-name="ce10">
            <text:p>(Y2-Y1)/(X2-X1)</text:p>
          </table:table-cell>
          <table:table-cell table:style-name="ce5"/>
          <table:table-cell office:value-type="float" office:value="1880.59273054707" table:style-name="ce7">
            <text:p>1880.59</text:p>
          </table:table-cell>
          <table:table-cell office:value-type="string" table:style-name="ce5">
            <text:p><text:s/>= SumY'</text:p>
          </table:table-cell>
          <table:table-cell table:number-columns-repeated="16374" table:style-name="ce5"/>
        </table:table-row>
        <table:table-row table:style-name="ro3">
          <table:table-cell table:style-name="ce5"/>
          <table:table-cell office:value-type="string" table:style-name="ce8">
            <text:p><text:s/>b' =</text:p>
          </table:table-cell>
          <table:table-cell office:value-type="string" table:number-columns-spanned="3" table:number-rows-spanned="1" table:style-name="ce15">
            <text:p>(Sy'-(mSx))/n</text:p>
          </table:table-cell>
          <table:covered-table-cell table:number-columns-repeated="2"/>
          <table:table-cell office:value-type="string" table:style-name="ce9">
            <text:p>b =</text:p>
          </table:table-cell>
          <table:table-cell office:value-type="string" table:style-name="ce10">
            <text:p>-32*m</text:p>
          </table:table-cell>
          <table:table-cell table:style-name="ce5"/>
          <table:table-cell office:value-type="float" office:value="656158" table:style-name="ce7">
            <text:p>656158.00</text:p>
          </table:table-cell>
          <table:table-cell office:value-type="string" table:style-name="ce5">
            <text:p><text:s/>= SumX*X</text:p>
          </table:table-cell>
          <table:table-cell table:number-columns-repeated="16374" table:style-name="ce5"/>
        </table:table-row>
        <table:table-row table:style-name="ro3">
          <table:table-cell table:style-name="ce5"/>
          <table:table-cell office:value-type="string" table:style-name="ce8">
            <text:p>Derived m' =</text:p>
          </table:table-cell>
          <table:table-cell office:value-type="float" office:value="0.56289999999999996" table:number-columns-spanned="3" table:number-rows-spanned="1" table:style-name="ce15">
            <text:p>0.5629</text:p>
          </table:table-cell>
          <table:covered-table-cell table:number-columns-repeated="2"/>
          <table:table-cell office:value-type="string" table:style-name="ce9">
            <text:p>m =</text:p>
          </table:table-cell>
          <table:table-cell office:value-type="float" office:value="0.55555555555555491" table:formula="of:=([.E31]-[.E18])/([.D31]-[.D18])" table:style-name="ce11">
            <text:p>0.5556</text:p>
          </table:table-cell>
          <table:table-cell table:style-name="ce5"/>
          <table:table-cell office:value-type="float" office:value="288785.19493646402" table:style-name="ce7">
            <text:p>288785.19</text:p>
          </table:table-cell>
          <table:table-cell office:value-type="string" table:style-name="ce5">
            <text:p><text:s/>= SumX*Y'</text:p>
          </table:table-cell>
          <table:table-cell table:number-columns-repeated="16374" table:style-name="ce5"/>
        </table:table-row>
        <table:table-row table:style-name="ro3">
          <table:table-cell table:style-name="ce5"/>
          <table:table-cell office:value-type="string" table:style-name="ce8">
            <text:p>Derived b' =</text:p>
          </table:table-cell>
          <table:table-cell office:value-type="float" office:value="-17.8413" table:number-columns-spanned="3" table:number-rows-spanned="1" table:style-name="ce16">
            <text:p>-17.8413</text:p>
          </table:table-cell>
          <table:covered-table-cell table:number-columns-repeated="2"/>
          <table:table-cell office:value-type="string" table:style-name="ce9">
            <text:p>b =</text:p>
          </table:table-cell>
          <table:table-cell office:value-type="float" office:value="-17.777777777777757" table:formula="of:=-32*[.G7]" table:style-name="ce11">
            <text:p>-17.7778</text:p>
          </table:table-cell>
          <table:table-cell table:style-name="ce5"/>
          <table:table-cell table:number-columns-repeated="2" table:style-name="ce1"/>
          <table:table-cell table:number-columns-repeated="16374" table:style-name="ce5"/>
        </table:table-row>
        <table:table-row table:style-name="ro3">
          <table:table-cell table:style-name="ce5"/>
          <table:table-cell office:value-type="string" table:number-columns-spanned="2" table:number-rows-spanned="1" table:style-name="ce17">
            <text:p><text:s/>Error Magnitude =</text:p>
          </table:table-cell>
          <table:covered-table-cell/>
          <table:table-cell office:value-type="float" office:value="7.5" table:number-columns-spanned="2" table:number-rows-spanned="1" table:style-name="ce15">
            <text:p>7.5</text:p>
          </table:table-cell>
          <table:covered-table-cell/>
          <table:table-cell table:number-columns-repeated="2" table:style-name="ce12"/>
          <table:table-cell table:style-name="ce5"/>
          <table:table-cell table:number-columns-repeated="2" table:style-name="ce1"/>
          <table:table-cell table:number-columns-repeated="16374" table:style-name="ce5"/>
        </table:table-row>
        <table:table-row table:style-name="ro3">
          <table:table-cell table:style-name="ce5"/>
          <table:table-cell table:number-columns-repeated="4" table:style-name="ce6"/>
          <table:table-cell table:number-columns-repeated="3" table:style-name="ce5"/>
          <table:table-cell table:style-name="ce7"/>
          <table:table-cell table:number-columns-repeated="16375" table:style-name="ce5"/>
        </table:table-row>
        <table:table-row table:style-name="ro1">
          <table:table-cell table:style-name="ce1"/>
          <table:table-cell table:number-columns-repeated="4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3">
          <table:table-cell table:style-name="ce1"/>
          <table:table-cell table:number-columns-repeated="4" table:style-name="ce2"/>
          <table:table-cell office:value-type="string" table:style-name="ce6">
            <text:p>Static</text:p>
          </table:table-cell>
          <table:table-cell table:number-columns-repeated="2" table:style-name="ce1"/>
          <table:table-cell table:style-name="ce3"/>
          <table:table-cell table:number-columns-repeated="16375" table:style-name="ce1"/>
        </table:table-row>
        <table:table-row table:style-name="ro3">
          <table:table-cell table:style-name="ce5"/>
          <table:table-cell office:value-type="string" table:style-name="ce6">
            <text:p>Count</text:p>
          </table:table-cell>
          <table:table-cell office:value-type="string" table:style-name="ce6">
            <text:p>Deg F^0</text:p>
          </table:table-cell>
          <table:table-cell office:value-type="string" table:style-name="ce6">
            <text:p>Deg F</text:p>
          </table:table-cell>
          <table:table-cell office:value-type="string" table:style-name="ce6">
            <text:p>Deg C</text:p>
          </table:table-cell>
          <table:table-cell office:value-type="string" table:style-name="ce7">
            <text:p>Error</text:p>
          </table:table-cell>
          <table:table-cell office:value-type="string" table:style-name="ce7">
            <text:p>Measurement</text:p>
          </table:table-cell>
          <table:table-cell office:value-type="string" table:style-name="ce6">
            <text:p>For Summing</text:p>
          </table:table-cell>
          <table:table-cell office:value-type="string" table:style-name="ce7">
            <text:p>For Summing</text:p>
          </table:table-cell>
          <table:table-cell office:value-type="string" table:style-name="ce7">
            <text:p>Calculated</text:p>
          </table:table-cell>
          <table:table-cell table:number-columns-repeated="16374" table:style-name="ce5"/>
        </table:table-row>
        <table:table-row table:style-name="ro3">
          <table:table-cell table:style-name="ce5"/>
          <table:table-cell office:value-type="string" table:style-name="ce6">
            <text:p>n</text:p>
          </table:table-cell>
          <table:table-cell office:value-type="string" table:style-name="ce6">
            <text:p>X^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Y</text:p>
          </table:table-cell>
          <table:table-cell office:value-type="string" table:style-name="ce7">
            <text:p>e</text:p>
          </table:table-cell>
          <table:table-cell office:value-type="string" table:style-name="ce7">
            <text:p>Y'</text:p>
          </table:table-cell>
          <table:table-cell office:value-type="string" table:style-name="ce6">
            <text:p>X*X</text:p>
          </table:table-cell>
          <table:table-cell office:value-type="string" table:style-name="ce7">
            <text:p>X*Y'</text:p>
          </table:table-cell>
          <table:table-cell office:value-type="string" table:style-name="ce7">
            <text:p>Y</text:p>
          </table:table-cell>
          <table:table-cell table:number-columns-repeated="16374" table:style-name="ce5"/>
        </table:table-row>
        <table:table-row table:style-name="ro1">
          <table:table-cell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3">
            <text:p>0.00</text:p>
          </table:table-cell>
          <table:table-cell office:value-type="float" office:value="-1.2200275459326799" table:style-name="ce3">
            <text:p>-1.22</text:p>
          </table:table-cell>
          <table:table-cell office:value-type="float" office:value="-1.2200275459326799" table:style-name="ce3">
            <text:p>-1.22</text:p>
          </table:table-cell>
          <table:table-cell office:value-type="float" office:value="1024" table:style-name="ce2">
            <text:p>1024</text:p>
          </table:table-cell>
          <table:table-cell office:value-type="float" office:value="-39.0408814698458" table:style-name="ce3">
            <text:p>-39.04</text:p>
          </table:table-cell>
          <table:table-cell office:value-type="float" office:value="0.17003242469589" table:style-name="ce3">
            <text:p>0.17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2.7777777777777799" table:style-name="ce3">
            <text:p>2.78</text:p>
          </table:table-cell>
          <table:table-cell office:value-type="float" office:value="-2.4802361824549699" table:style-name="ce3">
            <text:p>-2.48</text:p>
          </table:table-cell>
          <table:table-cell office:value-type="float" office:value="0.297541595322805" table:style-name="ce3">
            <text:p>0.30</text:p>
          </table:table-cell>
          <table:table-cell office:value-type="float" office:value="1369" table:style-name="ce2">
            <text:p>1369</text:p>
          </table:table-cell>
          <table:table-cell office:value-type="float" office:value="11.0090390269438" table:style-name="ce3">
            <text:p>11.01</text:p>
          </table:table-cell>
          <table:table-cell office:value-type="float" office:value="2.9842989875086801" table:style-name="ce3">
            <text:p>2.9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5.5555555555555598" table:style-name="ce3">
            <text:p>5.56</text:p>
          </table:table-cell>
          <table:table-cell office:value-type="float" office:value="-6.9306972110644001" table:style-name="ce3">
            <text:p>-6.93</text:p>
          </table:table-cell>
          <table:table-cell office:value-type="float" office:value="-1.37514165550884" table:style-name="ce3">
            <text:p>-1.38</text:p>
          </table:table-cell>
          <table:table-cell office:value-type="float" office:value="1764" table:style-name="ce2">
            <text:p>1764</text:p>
          </table:table-cell>
          <table:table-cell office:value-type="float" office:value="-57.7559495313713" table:style-name="ce3">
            <text:p>-57.76</text:p>
          </table:table-cell>
          <table:table-cell office:value-type="float" office:value="5.7985655503214799" table:style-name="ce3">
            <text:p>5.8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8.3333333333333304" table:style-name="ce3">
            <text:p>8.33</text:p>
          </table:table-cell>
          <table:table-cell office:value-type="float" office:value="6.6125965013634396" table:style-name="ce3">
            <text:p>6.61</text:p>
          </table:table-cell>
          <table:table-cell office:value-type="float" office:value="14.9459298346968" table:style-name="ce3">
            <text:p>14.95</text:p>
          </table:table-cell>
          <table:table-cell office:value-type="float" office:value="2209" table:style-name="ce2">
            <text:p>2209</text:p>
          </table:table-cell>
          <table:table-cell office:value-type="float" office:value="702.45870223074803" table:style-name="ce3">
            <text:p>702.46</text:p>
          </table:table-cell>
          <table:table-cell office:value-type="float" office:value="8.6128321131342709" table:style-name="ce3">
            <text:p>8.6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11.1111111111111" table:style-name="ce3">
            <text:p>11.11</text:p>
          </table:table-cell>
          <table:table-cell office:value-type="float" office:value="-2.5067449396010502" table:style-name="ce3">
            <text:p>-2.51</text:p>
          </table:table-cell>
          <table:table-cell office:value-type="float" office:value="8.6043661715100601" table:style-name="ce3">
            <text:p>8.60</text:p>
          </table:table-cell>
          <table:table-cell office:value-type="float" office:value="2704" table:style-name="ce2">
            <text:p>2704</text:p>
          </table:table-cell>
          <table:table-cell office:value-type="float" office:value="447.42704091852301" table:style-name="ce3">
            <text:p>447.43</text:p>
          </table:table-cell>
          <table:table-cell office:value-type="float" office:value="11.4270986759471" table:style-name="ce3">
            <text:p>11.4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13.8888888888889" table:style-name="ce3">
            <text:p>13.89</text:p>
          </table:table-cell>
          <table:table-cell office:value-type="float" office:value="6.8154259398579597" table:style-name="ce3">
            <text:p>6.82</text:p>
          </table:table-cell>
          <table:table-cell office:value-type="float" office:value="20.704314828746799" table:style-name="ce3">
            <text:p>20.70</text:p>
          </table:table-cell>
          <table:table-cell office:value-type="float" office:value="3249" table:style-name="ce2">
            <text:p>3249</text:p>
          </table:table-cell>
          <table:table-cell office:value-type="float" office:value="1180.14594523857" table:style-name="ce3">
            <text:p>1180.15</text:p>
          </table:table-cell>
          <table:table-cell office:value-type="float" office:value="14.241365238759901" table:style-name="ce3">
            <text:p>14.2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16.6666666666667" table:style-name="ce3">
            <text:p>16.67</text:p>
          </table:table-cell>
          <table:table-cell office:value-type="float" office:value="-2.3266155039891601" table:style-name="ce3">
            <text:p>-2.33</text:p>
          </table:table-cell>
          <table:table-cell office:value-type="float" office:value="14.340051162677501" table:style-name="ce3">
            <text:p>14.34</text:p>
          </table:table-cell>
          <table:table-cell office:value-type="float" office:value="3844" table:style-name="ce2">
            <text:p>3844</text:p>
          </table:table-cell>
          <table:table-cell office:value-type="float" office:value="889.08317208600499" table:style-name="ce3">
            <text:p>889.08</text:p>
          </table:table-cell>
          <table:table-cell office:value-type="float" office:value="17.055631801572702" table:style-name="ce3">
            <text:p>17.0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19.4444444444444" table:style-name="ce3">
            <text:p>19.44</text:p>
          </table:table-cell>
          <table:table-cell office:value-type="float" office:value="2.53598521929234" table:style-name="ce3">
            <text:p>2.54</text:p>
          </table:table-cell>
          <table:table-cell office:value-type="float" office:value="21.9804296637368" table:style-name="ce3">
            <text:p>21.98</text:p>
          </table:table-cell>
          <table:table-cell office:value-type="float" office:value="4489" table:style-name="ce2">
            <text:p>4489</text:p>
          </table:table-cell>
          <table:table-cell office:value-type="float" office:value="1472.68878747036" table:style-name="ce3">
            <text:p>1472.69</text:p>
          </table:table-cell>
          <table:table-cell office:value-type="float" office:value="19.869898364385499" table:style-name="ce3">
            <text:p>19.8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2" table:style-name="ce2">
            <text:p>72</text:p>
          </table:table-cell>
          <table:table-cell office:value-type="float" office:value="22.2222222222222" table:style-name="ce3">
            <text:p>22.22</text:p>
          </table:table-cell>
          <table:table-cell office:value-type="float" office:value="-5.2914720098487997" table:style-name="ce3">
            <text:p>-5.29</text:p>
          </table:table-cell>
          <table:table-cell office:value-type="float" office:value="16.9307502123734" table:style-name="ce3">
            <text:p>16.93</text:p>
          </table:table-cell>
          <table:table-cell office:value-type="float" office:value="5184" table:style-name="ce2">
            <text:p>5184</text:p>
          </table:table-cell>
          <table:table-cell office:value-type="float" office:value="1219.01401529089" table:style-name="ce3">
            <text:p>1219.01</text:p>
          </table:table-cell>
          <table:table-cell office:value-type="float" office:value="22.6841649271982" table:style-name="ce3">
            <text:p>22.6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2">
            <text:p>77</text:p>
          </table:table-cell>
          <table:table-cell office:value-type="float" office:value="25" table:style-name="ce3">
            <text:p>25.00</text:p>
          </table:table-cell>
          <table:table-cell office:value-type="float" office:value="-0.40468397783115501" table:style-name="ce3">
            <text:p>-0.40</text:p>
          </table:table-cell>
          <table:table-cell office:value-type="float" office:value="24.595316022168799" table:style-name="ce3">
            <text:p>24.60</text:p>
          </table:table-cell>
          <table:table-cell office:value-type="float" office:value="5929" table:style-name="ce2">
            <text:p>5929</text:p>
          </table:table-cell>
          <table:table-cell office:value-type="float" office:value="1893.8393337069999" table:style-name="ce3">
            <text:p>1893.84</text:p>
          </table:table-cell>
          <table:table-cell office:value-type="float" office:value="25.498431490011001" table:style-name="ce3">
            <text:p>25.5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2">
            <text:p>82</text:p>
          </table:table-cell>
          <table:table-cell office:value-type="float" office:value="27.7777777777778" table:style-name="ce3">
            <text:p>27.78</text:p>
          </table:table-cell>
          <table:table-cell office:value-type="float" office:value="1.55481559108011" table:style-name="ce3">
            <text:p>1.55</text:p>
          </table:table-cell>
          <table:table-cell office:value-type="float" office:value="29.3325933688579" table:style-name="ce3">
            <text:p>29.33</text:p>
          </table:table-cell>
          <table:table-cell office:value-type="float" office:value="6724" table:style-name="ce2">
            <text:p>6724</text:p>
          </table:table-cell>
          <table:table-cell office:value-type="float" office:value="2405.2726562463499" table:style-name="ce3">
            <text:p>2405.27</text:p>
          </table:table-cell>
          <table:table-cell office:value-type="float" office:value="28.312698052823801" table:style-name="ce3">
            <text:p>28.3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">
            <text:p>87</text:p>
          </table:table-cell>
          <table:table-cell office:value-type="float" office:value="30.5555555555556" table:style-name="ce3">
            <text:p>30.56</text:p>
          </table:table-cell>
          <table:table-cell office:value-type="float" office:value="2.6925526920240399" table:style-name="ce3">
            <text:p>2.69</text:p>
          </table:table-cell>
          <table:table-cell office:value-type="float" office:value="33.248108247579601" table:style-name="ce3">
            <text:p>33.25</text:p>
          </table:table-cell>
          <table:table-cell office:value-type="float" office:value="7569" table:style-name="ce2">
            <text:p>7569</text:p>
          </table:table-cell>
          <table:table-cell office:value-type="float" office:value="2892.5854175394202" table:style-name="ce3">
            <text:p>2892.59</text:p>
          </table:table-cell>
          <table:table-cell office:value-type="float" office:value="31.126964615636599" table:style-name="ce3">
            <text:p>31.1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33.3333333333333" table:style-name="ce3">
            <text:p>33.33</text:p>
          </table:table-cell>
          <table:table-cell office:value-type="float" office:value="-6.08360347570851" table:style-name="ce3">
            <text:p>-6.08</text:p>
          </table:table-cell>
          <table:table-cell office:value-type="float" office:value="27.2497298576248" table:style-name="ce3">
            <text:p>27.25</text:p>
          </table:table-cell>
          <table:table-cell office:value-type="float" office:value="8464" table:style-name="ce2">
            <text:p>8464</text:p>
          </table:table-cell>
          <table:table-cell office:value-type="float" office:value="2506.97514690148" table:style-name="ce3">
            <text:p>2506.98</text:p>
          </table:table-cell>
          <table:table-cell office:value-type="float" office:value="33.941231178449399" table:style-name="ce3">
            <text:p>33.9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97" table:style-name="ce2">
            <text:p>97</text:p>
          </table:table-cell>
          <table:table-cell office:value-type="float" office:value="36.1111111111111" table:style-name="ce3">
            <text:p>36.11</text:p>
          </table:table-cell>
          <table:table-cell office:value-type="float" office:value="3.3730357722379298" table:style-name="ce3">
            <text:p>3.37</text:p>
          </table:table-cell>
          <table:table-cell office:value-type="float" office:value="39.484146883348998" table:style-name="ce3">
            <text:p>39.48</text:p>
          </table:table-cell>
          <table:table-cell office:value-type="float" office:value="9409" table:style-name="ce2">
            <text:p>9409</text:p>
          </table:table-cell>
          <table:table-cell office:value-type="float" office:value="3829.9622476848599" table:style-name="ce3">
            <text:p>3829.96</text:p>
          </table:table-cell>
          <table:table-cell office:value-type="float" office:value="36.755497741262197" table:style-name="ce3">
            <text:p>36.7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02" table:style-name="ce2">
            <text:p>102</text:p>
          </table:table-cell>
          <table:table-cell office:value-type="float" office:value="38.8888888888889" table:style-name="ce3">
            <text:p>38.89</text:p>
          </table:table-cell>
          <table:table-cell office:value-type="float" office:value="5.1766756188590097" table:style-name="ce3">
            <text:p>5.18</text:p>
          </table:table-cell>
          <table:table-cell office:value-type="float" office:value="44.065564507747901" table:style-name="ce3">
            <text:p>44.07</text:p>
          </table:table-cell>
          <table:table-cell office:value-type="float" office:value="10404" table:style-name="ce2">
            <text:p>10404</text:p>
          </table:table-cell>
          <table:table-cell office:value-type="float" office:value="4494.6875797902903" table:style-name="ce3">
            <text:p>4494.69</text:p>
          </table:table-cell>
          <table:table-cell office:value-type="float" office:value="39.569764304075001" table:style-name="ce3">
            <text:p>39.5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2">
            <text:p>107</text:p>
          </table:table-cell>
          <table:table-cell office:value-type="float" office:value="41.6666666666667" table:style-name="ce3">
            <text:p>41.67</text:p>
          </table:table-cell>
          <table:table-cell office:value-type="float" office:value="-4.1741317603737098" table:style-name="ce3">
            <text:p>-4.17</text:p>
          </table:table-cell>
          <table:table-cell office:value-type="float" office:value="37.492534906293002" table:style-name="ce3">
            <text:p>37.49</text:p>
          </table:table-cell>
          <table:table-cell office:value-type="float" office:value="11449" table:style-name="ce2">
            <text:p>11449</text:p>
          </table:table-cell>
          <table:table-cell office:value-type="float" office:value="4011.70123497335" table:style-name="ce3">
            <text:p>4011.70</text:p>
          </table:table-cell>
          <table:table-cell office:value-type="float" office:value="42.384030866887798" table:style-name="ce3">
            <text:p>42.3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office:value-type="float" office:value="44.4444444444444" table:style-name="ce3">
            <text:p>44.44</text:p>
          </table:table-cell>
          <table:table-cell office:value-type="float" office:value="2.6815342786721899" table:style-name="ce3">
            <text:p>2.68</text:p>
          </table:table-cell>
          <table:table-cell office:value-type="float" office:value="47.125978723116603" table:style-name="ce3">
            <text:p>47.13</text:p>
          </table:table-cell>
          <table:table-cell office:value-type="float" office:value="12544" table:style-name="ce2">
            <text:p>12544</text:p>
          </table:table-cell>
          <table:table-cell office:value-type="float" office:value="5278.1096169890598" table:style-name="ce3">
            <text:p>5278.11</text:p>
          </table:table-cell>
          <table:table-cell office:value-type="float" office:value="45.198297429700602" table:style-name="ce3">
            <text:p>45.2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117" table:style-name="ce2">
            <text:p>117</text:p>
          </table:table-cell>
          <table:table-cell office:value-type="float" office:value="47.2222222222222" table:style-name="ce3">
            <text:p>47.22</text:p>
          </table:table-cell>
          <table:table-cell office:value-type="float" office:value="4.6848892746493203" table:style-name="ce3">
            <text:p>4.68</text:p>
          </table:table-cell>
          <table:table-cell office:value-type="float" office:value="51.907111496871501" table:style-name="ce3">
            <text:p>51.91</text:p>
          </table:table-cell>
          <table:table-cell office:value-type="float" office:value="13689" table:style-name="ce2">
            <text:p>13689</text:p>
          </table:table-cell>
          <table:table-cell office:value-type="float" office:value="6073.1320451339698" table:style-name="ce3">
            <text:p>6073.13</text:p>
          </table:table-cell>
          <table:table-cell office:value-type="float" office:value="48.0125639925134" table:style-name="ce3">
            <text:p>48.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122" table:style-name="ce2">
            <text:p>122</text:p>
          </table:table-cell>
          <table:table-cell office:value-type="float" office:value="50" table:style-name="ce3">
            <text:p>50.00</text:p>
          </table:table-cell>
          <table:table-cell office:value-type="float" office:value="3.0483503057621402" table:style-name="ce3">
            <text:p>3.05</text:p>
          </table:table-cell>
          <table:table-cell office:value-type="float" office:value="53.048350305762199" table:style-name="ce3">
            <text:p>53.05</text:p>
          </table:table-cell>
          <table:table-cell office:value-type="float" office:value="14884" table:style-name="ce2">
            <text:p>14884</text:p>
          </table:table-cell>
          <table:table-cell office:value-type="float" office:value="6471.8987373029804" table:style-name="ce3">
            <text:p>6471.90</text:p>
          </table:table-cell>
          <table:table-cell office:value-type="float" office:value="50.826830555326197" table:style-name="ce3">
            <text:p>50.8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2">
            <text:p>127</text:p>
          </table:table-cell>
          <table:table-cell office:value-type="float" office:value="52.7777777777778" table:style-name="ce3">
            <text:p>52.78</text:p>
          </table:table-cell>
          <table:table-cell office:value-type="float" office:value="2.0597814128268501" table:style-name="ce3">
            <text:p>2.06</text:p>
          </table:table-cell>
          <table:table-cell office:value-type="float" office:value="54.837559190604601" table:style-name="ce3">
            <text:p>54.84</text:p>
          </table:table-cell>
          <table:table-cell office:value-type="float" office:value="16129" table:style-name="ce2">
            <text:p>16129</text:p>
          </table:table-cell>
          <table:table-cell office:value-type="float" office:value="6964.3700172067902" table:style-name="ce3">
            <text:p>6964.37</text:p>
          </table:table-cell>
          <table:table-cell office:value-type="float" office:value="53.641097118139001" table:style-name="ce3">
            <text:p>53.6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32" table:style-name="ce2">
            <text:p>132</text:p>
          </table:table-cell>
          <table:table-cell office:value-type="float" office:value="55.5555555555556" table:style-name="ce3">
            <text:p>55.56</text:p>
          </table:table-cell>
          <table:table-cell office:value-type="float" office:value="5.9768499608617303" table:style-name="ce3">
            <text:p>5.98</text:p>
          </table:table-cell>
          <table:table-cell office:value-type="float" office:value="61.532405516417299" table:style-name="ce3">
            <text:p>61.53</text:p>
          </table:table-cell>
          <table:table-cell office:value-type="float" office:value="17424" table:style-name="ce2">
            <text:p>17424</text:p>
          </table:table-cell>
          <table:table-cell office:value-type="float" office:value="8122.2775281670802" table:style-name="ce3">
            <text:p>8122.28</text:p>
          </table:table-cell>
          <table:table-cell office:value-type="float" office:value="56.455363680951798" table:style-name="ce3">
            <text:p>56.4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37" table:style-name="ce2">
            <text:p>137</text:p>
          </table:table-cell>
          <table:table-cell office:value-type="float" office:value="58.3333333333333" table:style-name="ce3">
            <text:p>58.33</text:p>
          </table:table-cell>
          <table:table-cell office:value-type="float" office:value="6.6747540340293199" table:style-name="ce3">
            <text:p>6.67</text:p>
          </table:table-cell>
          <table:table-cell office:value-type="float" office:value="65.008087367362705" table:style-name="ce3">
            <text:p>65.01</text:p>
          </table:table-cell>
          <table:table-cell office:value-type="float" office:value="18769" table:style-name="ce2">
            <text:p>18769</text:p>
          </table:table-cell>
          <table:table-cell office:value-type="float" office:value="8906.1079693286902" table:style-name="ce3">
            <text:p>8906.11</text:p>
          </table:table-cell>
          <table:table-cell office:value-type="float" office:value="59.269630243764603" table:style-name="ce3">
            <text:p>59.2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42" table:style-name="ce2">
            <text:p>142</text:p>
          </table:table-cell>
          <table:table-cell office:value-type="float" office:value="61.1111111111111" table:style-name="ce3">
            <text:p>61.11</text:p>
          </table:table-cell>
          <table:table-cell office:value-type="float" office:value="0.954837491735816" table:style-name="ce3">
            <text:p>0.95</text:p>
          </table:table-cell>
          <table:table-cell office:value-type="float" office:value="62.065948602846902" table:style-name="ce3">
            <text:p>62.07</text:p>
          </table:table-cell>
          <table:table-cell office:value-type="float" office:value="20164" table:style-name="ce2">
            <text:p>20164</text:p>
          </table:table-cell>
          <table:table-cell office:value-type="float" office:value="8813.3647016042596" table:style-name="ce3">
            <text:p>8813.36</text:p>
          </table:table-cell>
          <table:table-cell office:value-type="float" office:value="62.0838968065774" table:style-name="ce3">
            <text:p>62.0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47" table:style-name="ce2">
            <text:p>147</text:p>
          </table:table-cell>
          <table:table-cell office:value-type="float" office:value="63.8888888888889" table:style-name="ce3">
            <text:p>63.89</text:p>
          </table:table-cell>
          <table:table-cell office:value-type="float" office:value="0.25760192424058898" table:style-name="ce3">
            <text:p>0.26</text:p>
          </table:table-cell>
          <table:table-cell office:value-type="float" office:value="64.146490813129503" table:style-name="ce3">
            <text:p>64.15</text:p>
          </table:table-cell>
          <table:table-cell office:value-type="float" office:value="21609" table:style-name="ce2">
            <text:p>21609</text:p>
          </table:table-cell>
          <table:table-cell office:value-type="float" office:value="9429.5341495300308" table:style-name="ce3">
            <text:p>9429.53</text:p>
          </table:table-cell>
          <table:table-cell office:value-type="float" office:value="64.898163369390204" table:style-name="ce3">
            <text:p>64.9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52" table:style-name="ce2">
            <text:p>152</text:p>
          </table:table-cell>
          <table:table-cell office:value-type="float" office:value="66.6666666666667" table:style-name="ce3">
            <text:p>66.67</text:p>
          </table:table-cell>
          <table:table-cell office:value-type="float" office:value="4.3417086219415104" table:style-name="ce3">
            <text:p>4.34</text:p>
          </table:table-cell>
          <table:table-cell office:value-type="float" office:value="71.008375288608207" table:style-name="ce3">
            <text:p>71.01</text:p>
          </table:table-cell>
          <table:table-cell office:value-type="float" office:value="23104" table:style-name="ce2">
            <text:p>23104</text:p>
          </table:table-cell>
          <table:table-cell office:value-type="float" office:value="10793.273043868399" table:style-name="ce3">
            <text:p>10793.27</text:p>
          </table:table-cell>
          <table:table-cell office:value-type="float" office:value="67.712429932202994" table:style-name="ce3">
            <text:p>67.7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57" table:style-name="ce2">
            <text:p>157</text:p>
          </table:table-cell>
          <table:table-cell office:value-type="float" office:value="69.4444444444445" table:style-name="ce3">
            <text:p>69.44</text:p>
          </table:table-cell>
          <table:table-cell office:value-type="float" office:value="4.19725541956723" table:style-name="ce3">
            <text:p>4.20</text:p>
          </table:table-cell>
          <table:table-cell office:value-type="float" office:value="73.641699864011699" table:style-name="ce3">
            <text:p>73.64</text:p>
          </table:table-cell>
          <table:table-cell office:value-type="float" office:value="24649" table:style-name="ce2">
            <text:p>24649</text:p>
          </table:table-cell>
          <table:table-cell office:value-type="float" office:value="11561.746878649799" table:style-name="ce3">
            <text:p>11561.75</text:p>
          </table:table-cell>
          <table:table-cell office:value-type="float" office:value="70.526696495015699" table:style-name="ce3">
            <text:p>70.5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62" table:style-name="ce2">
            <text:p>162</text:p>
          </table:table-cell>
          <table:table-cell office:value-type="float" office:value="72.2222222222222" table:style-name="ce3">
            <text:p>72.22</text:p>
          </table:table-cell>
          <table:table-cell office:value-type="float" office:value="-0.39480763021856502" table:style-name="ce3">
            <text:p>-0.39</text:p>
          </table:table-cell>
          <table:table-cell office:value-type="float" office:value="71.827414592003706" table:style-name="ce3">
            <text:p>71.83</text:p>
          </table:table-cell>
          <table:table-cell office:value-type="float" office:value="26244" table:style-name="ce2">
            <text:p>26244</text:p>
          </table:table-cell>
          <table:table-cell office:value-type="float" office:value="11636.0411639046" table:style-name="ce3">
            <text:p>11636.04</text:p>
          </table:table-cell>
          <table:table-cell office:value-type="float" office:value="73.340963057828503" table:style-name="ce3">
            <text:p>73.3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67" table:style-name="ce2">
            <text:p>167</text:p>
          </table:table-cell>
          <table:table-cell office:value-type="float" office:value="75" table:style-name="ce3">
            <text:p>75.00</text:p>
          </table:table-cell>
          <table:table-cell office:value-type="float" office:value="-7.4446686822921002" table:style-name="ce3">
            <text:p>-7.44</text:p>
          </table:table-cell>
          <table:table-cell office:value-type="float" office:value="67.555331317707896" table:style-name="ce3">
            <text:p>67.56</text:p>
          </table:table-cell>
          <table:table-cell office:value-type="float" office:value="27889" table:style-name="ce2">
            <text:p>27889</text:p>
          </table:table-cell>
          <table:table-cell office:value-type="float" office:value="11281.7403300572" table:style-name="ce3">
            <text:p>11281.74</text:p>
          </table:table-cell>
          <table:table-cell office:value-type="float" office:value="76.155229620641293" table:style-name="ce3">
            <text:p>76.1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72" table:style-name="ce2">
            <text:p>172</text:p>
          </table:table-cell>
          <table:table-cell office:value-type="float" office:value="77.7777777777778" table:style-name="ce3">
            <text:p>77.78</text:p>
          </table:table-cell>
          <table:table-cell office:value-type="float" office:value="2.74431859259494" table:style-name="ce3">
            <text:p>2.74</text:p>
          </table:table-cell>
          <table:table-cell office:value-type="float" office:value="80.522096370372694" table:style-name="ce3">
            <text:p>80.52</text:p>
          </table:table-cell>
          <table:table-cell office:value-type="float" office:value="29584" table:style-name="ce2">
            <text:p>29584</text:p>
          </table:table-cell>
          <table:table-cell office:value-type="float" office:value="13849.800575704099" table:style-name="ce3">
            <text:p>13849.80</text:p>
          </table:table-cell>
          <table:table-cell office:value-type="float" office:value="78.969496183454098" table:style-name="ce3">
            <text:p>78.9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77" table:style-name="ce2">
            <text:p>177</text:p>
          </table:table-cell>
          <table:table-cell office:value-type="float" office:value="80.5555555555556" table:style-name="ce3">
            <text:p>80.56</text:p>
          </table:table-cell>
          <table:table-cell office:value-type="float" office:value="4.0238424239214501" table:style-name="ce3">
            <text:p>4.02</text:p>
          </table:table-cell>
          <table:table-cell office:value-type="float" office:value="84.579397979476994" table:style-name="ce3">
            <text:p>84.58</text:p>
          </table:table-cell>
          <table:table-cell office:value-type="float" office:value="31329" table:style-name="ce2">
            <text:p>31329</text:p>
          </table:table-cell>
          <table:table-cell office:value-type="float" office:value="14970.5534423674" table:style-name="ce3">
            <text:p>14970.55</text:p>
          </table:table-cell>
          <table:table-cell office:value-type="float" office:value="81.783762746266902" table:style-name="ce3">
            <text:p>81.7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82" table:style-name="ce2">
            <text:p>182</text:p>
          </table:table-cell>
          <table:table-cell office:value-type="float" office:value="83.3333333333333" table:style-name="ce3">
            <text:p>83.33</text:p>
          </table:table-cell>
          <table:table-cell office:value-type="float" office:value="-3.92259772284888" table:style-name="ce3">
            <text:p>-3.92</text:p>
          </table:table-cell>
          <table:table-cell office:value-type="float" office:value="79.410735610484494" table:style-name="ce3">
            <text:p>79.41</text:p>
          </table:table-cell>
          <table:table-cell office:value-type="float" office:value="33124" table:style-name="ce2">
            <text:p>33124</text:p>
          </table:table-cell>
          <table:table-cell office:value-type="float" office:value="14452.753881108199" table:style-name="ce3">
            <text:p>14452.75</text:p>
          </table:table-cell>
          <table:table-cell office:value-type="float" office:value="84.598029309079706" table:style-name="ce3">
            <text:p>84.6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187" table:style-name="ce2">
            <text:p>187</text:p>
          </table:table-cell>
          <table:table-cell office:value-type="float" office:value="86.1111111111111" table:style-name="ce3">
            <text:p>86.11</text:p>
          </table:table-cell>
          <table:table-cell office:value-type="float" office:value="-1.96993286604993" table:style-name="ce3">
            <text:p>-1.97</text:p>
          </table:table-cell>
          <table:table-cell office:value-type="float" office:value="84.141178245061198" table:style-name="ce3">
            <text:p>84.14</text:p>
          </table:table-cell>
          <table:table-cell office:value-type="float" office:value="34969" table:style-name="ce2">
            <text:p>34969</text:p>
          </table:table-cell>
          <table:table-cell office:value-type="float" office:value="15734.4003318264" table:style-name="ce3">
            <text:p>15734.40</text:p>
          </table:table-cell>
          <table:table-cell office:value-type="float" office:value="87.412295871892496" table:style-name="ce3">
            <text:p>87.4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92" table:style-name="ce2">
            <text:p>192</text:p>
          </table:table-cell>
          <table:table-cell office:value-type="float" office:value="88.8888888888889" table:style-name="ce3">
            <text:p>88.89</text:p>
          </table:table-cell>
          <table:table-cell office:value-type="float" office:value="3.3225348545238398" table:style-name="ce3">
            <text:p>3.32</text:p>
          </table:table-cell>
          <table:table-cell office:value-type="float" office:value="92.211423743412695" table:style-name="ce3">
            <text:p>92.21</text:p>
          </table:table-cell>
          <table:table-cell office:value-type="float" office:value="36864" table:style-name="ce2">
            <text:p>36864</text:p>
          </table:table-cell>
          <table:table-cell office:value-type="float" office:value="17704.593358735201" table:style-name="ce3">
            <text:p>17704.59</text:p>
          </table:table-cell>
          <table:table-cell office:value-type="float" office:value="90.226562434705301" table:style-name="ce3">
            <text:p>90.2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97" table:style-name="ce2">
            <text:p>197</text:p>
          </table:table-cell>
          <table:table-cell office:value-type="float" office:value="91.6666666666667" table:style-name="ce3">
            <text:p>91.67</text:p>
          </table:table-cell>
          <table:table-cell office:value-type="float" office:value="2.4213564977981101" table:style-name="ce3">
            <text:p>2.42</text:p>
          </table:table-cell>
          <table:table-cell office:value-type="float" office:value="94.088023164464801" table:style-name="ce3">
            <text:p>94.09</text:p>
          </table:table-cell>
          <table:table-cell office:value-type="float" office:value="38809" table:style-name="ce2">
            <text:p>38809</text:p>
          </table:table-cell>
          <table:table-cell office:value-type="float" office:value="18535.340563399601" table:style-name="ce3">
            <text:p>18535.34</text:p>
          </table:table-cell>
          <table:table-cell office:value-type="float" office:value="93.040828997518105" table:style-name="ce3">
            <text:p>93.0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202" table:style-name="ce2">
            <text:p>202</text:p>
          </table:table-cell>
          <table:table-cell office:value-type="float" office:value="94.4444444444445" table:style-name="ce3">
            <text:p>94.44</text:p>
          </table:table-cell>
          <table:table-cell office:value-type="float" office:value="-4.5882987859658897" table:style-name="ce3">
            <text:p>-4.59</text:p>
          </table:table-cell>
          <table:table-cell office:value-type="float" office:value="89.856145658478596" table:style-name="ce3">
            <text:p>89.86</text:p>
          </table:table-cell>
          <table:table-cell office:value-type="float" office:value="40804" table:style-name="ce2">
            <text:p>40804</text:p>
          </table:table-cell>
          <table:table-cell office:value-type="float" office:value="18150.9414230127" table:style-name="ce3">
            <text:p>18150.94</text:p>
          </table:table-cell>
          <table:table-cell office:value-type="float" office:value="95.855095560330895" table:style-name="ce3">
            <text:p>95.8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207" table:style-name="ce2">
            <text:p>207</text:p>
          </table:table-cell>
          <table:table-cell office:value-type="float" office:value="97.2222222222222" table:style-name="ce3">
            <text:p>97.22</text:p>
          </table:table-cell>
          <table:table-cell office:value-type="float" office:value="3.2228298357222198" table:style-name="ce3">
            <text:p>3.22</text:p>
          </table:table-cell>
          <table:table-cell office:value-type="float" office:value="100.445052057944" table:style-name="ce3">
            <text:p>100.45</text:p>
          </table:table-cell>
          <table:table-cell office:value-type="float" office:value="42849" table:style-name="ce2">
            <text:p>42849</text:p>
          </table:table-cell>
          <table:table-cell office:value-type="float" office:value="20792.1257759945" table:style-name="ce3">
            <text:p>20792.13</text:p>
          </table:table-cell>
          <table:table-cell office:value-type="float" office:value="98.669362123143699" table:style-name="ce3">
            <text:p>98.6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12" table:style-name="ce2">
            <text:p>212</text:p>
          </table:table-cell>
          <table:table-cell office:value-type="float" office:value="100" table:style-name="ce3">
            <text:p>100.00</text:p>
          </table:table-cell>
          <table:table-cell office:value-type="float" office:value="0.95771657768636898" table:style-name="ce3">
            <text:p>0.96</text:p>
          </table:table-cell>
          <table:table-cell office:value-type="float" office:value="100.957716577686" table:style-name="ce3">
            <text:p>100.96</text:p>
          </table:table-cell>
          <table:table-cell office:value-type="float" office:value="44944" table:style-name="ce2">
            <text:p>44944</text:p>
          </table:table-cell>
          <table:table-cell office:value-type="float" office:value="21403.035914469499" table:style-name="ce3">
            <text:p>21403.04</text:p>
          </table:table-cell>
          <table:table-cell office:value-type="float" office:value="101.48362868595601" table:style-name="ce3">
            <text:p>101.48</text:p>
          </table:table-cell>
          <table:table-cell table:number-columns-repeated="16374"/>
        </table:table-row>
        <table:table-row table:number-rows-repeated="1048525" table:style-name="ro1">
          <table:table-cell table:number-columns-repeated="16384"/>
        </table:table-row>
      </table:table>
      <table:table table:name="LinearCurveFit_YouCanChange" table:style-name="ta1">
        <table:table-column table:style-name="co1" table:number-columns-repeated="2" table:default-cell-style-name="ce1"/>
        <table:table-column table:style-name="co8" table:default-cell-style-name="ce2"/>
        <table:table-column table:style-name="co1" table:number-columns-repeated="2" table:default-cell-style-name="ce2"/>
        <table:table-column table:style-name="co1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" table:number-columns-repeated="1014" table:default-cell-style-name="ce1"/>
        <table:table-column table:style-name="co7" table:number-columns-repeated="15360" table:default-cell-style-name="ce1"/>
        <table:table-row table:style-name="ro3">
          <table:table-cell table:number-columns-repeated="2" table:style-name="ce5"/>
          <table:table-cell table:number-columns-repeated="3" table:style-name="ce6"/>
          <table:table-cell table:number-columns-repeated="3" table:style-name="ce5"/>
          <table:table-cell table:style-name="ce7"/>
          <table:table-cell table:number-columns-repeated="16375" table:style-name="ce5"/>
        </table:table-row>
        <table:table-row table:style-name="ro3">
          <table:table-cell office:value-type="string" table:number-columns-spanned="10" table:number-rows-spanned="1" table:style-name="ce30">
            <text:p>Least Squares Curve Fit for a Line</text:p>
          </table:table-cell>
          <table:covered-table-cell table:number-columns-repeated="9"/>
          <table:table-cell table:number-columns-repeated="16374" table:style-name="ce5"/>
        </table:table-row>
        <table:table-row table:style-name="ro4">
          <table:table-cell table:number-columns-repeated="2" table:style-name="ce5"/>
          <table:table-cell table:number-columns-repeated="3" table:style-name="ce6"/>
          <table:table-cell table:style-name="ce4"/>
          <table:table-cell table:number-columns-repeated="2" table:style-name="ce5"/>
          <table:table-cell table:style-name="ce7"/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table:number-columns-repeated="3" table:style-name="ce6"/>
          <table:table-cell table:style-name="ce1"/>
          <table:table-cell office:value-type="string" table:style-name="ce6">
            <text:p>F → C</text:p>
          </table:table-cell>
          <table:table-cell table:style-name="ce5"/>
          <table:table-cell table:style-name="ce7"/>
          <table:table-cell table:number-columns-repeated="16375" table:style-name="ce5"/>
        </table:table-row>
        <table:table-row table:style-name="ro4">
          <table:table-cell table:number-columns-repeated="2" table:style-name="ce5"/>
          <table:table-cell table:number-columns-repeated="3" table:style-name="ce6"/>
          <table:table-cell table:style-name="ce4"/>
          <table:table-cell office:value-type="string" table:style-name="ce5">
            <text:p>C = 5/9 (F – 32)</text:p>
          </table:table-cell>
          <table:table-cell table:style-name="ce5"/>
          <table:table-cell table:style-name="ce7"/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table:number-columns-repeated="3" table:style-name="ce6"/>
          <table:table-cell table:style-name="ce1"/>
          <table:table-cell office:value-type="string" table:style-name="ce5">
            <text:p>C = 5/9F – 17.7778</text:p>
          </table:table-cell>
          <table:table-cell table:style-name="ce5"/>
          <table:table-cell table:style-name="ce7"/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table:style-name="ce1"/>
          <table:table-cell table:number-columns-repeated="2" table:style-name="ce6"/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4" table:style-name="ce5"/>
        </table:table-row>
        <table:table-row table:style-name="ro3">
          <table:table-cell office:value-type="string" table:number-columns-spanned="3" table:number-rows-spanned="1" table:style-name="ce31">
            <text:p><text:s/>(Sy'*Sx-(n*Sxy')) / ((Sx)^2-(n*Sx^2)) =</text:p>
          </table:table-cell>
          <table:covered-table-cell table:number-columns-repeated="2"/>
          <table:table-cell office:value-type="string" table:style-name="ce18">
            <text:p>Derived m' =</text:p>
          </table:table-cell>
          <table:table-cell office:value-type="float" office:value="0.51677775363844802" table:formula="of:=([.I12]*[.I13]-[.C55]*[.I15])/([.I12]*[.I12]-[.C55]*[.I14])" table:style-name="ce19">
            <text:p>0.5168</text:p>
          </table:table-cell>
          <table:table-cell table:style-name="ce20"/>
          <table:table-cell office:value-type="string" table:style-name="ce21">
            <text:p><text:s/>m = (y2-y1)/(x2-x1) =</text:p>
          </table:table-cell>
          <table:table-cell office:value-type="float" office:value="0.55555555555555491" table:formula="of:=[JustDataForLab.G7]" table:style-name="ce22">
            <text:p>0.5556</text:p>
          </table:table-cell>
          <table:table-cell table:number-columns-repeated="2" table:style-name="ce1"/>
          <table:table-cell table:number-columns-repeated="16374" table:style-name="ce5"/>
        </table:table-row>
        <table:table-row table:style-name="ro3">
          <table:table-cell table:number-columns-repeated="2" table:style-name="ce23"/>
          <table:table-cell office:value-type="string" table:style-name="ce18">
            <text:p><text:s/>(sY'-m*sX)/n =</text:p>
          </table:table-cell>
          <table:table-cell office:value-type="string" table:style-name="ce18">
            <text:p>Derived b' =</text:p>
          </table:table-cell>
          <table:table-cell office:value-type="float" office:value="-13.249886226354057" table:formula="of:=([.I13]-[.E8]*[.I12])/[.C55]" table:style-name="ce19">
            <text:p>-13.2499</text:p>
          </table:table-cell>
          <table:table-cell table:style-name="ce20"/>
          <table:table-cell office:value-type="string" table:style-name="ce24">
            <text:p><text:s/>b = -32*m =</text:p>
          </table:table-cell>
          <table:table-cell office:value-type="float" office:value="-17.777777777777757" table:formula="of:=[JustDataForLab.G8]" table:style-name="ce25">
            <text:p>-17.7778</text:p>
          </table:table-cell>
          <table:table-cell table:number-columns-repeated="2" table:style-name="ce1"/>
          <table:table-cell table:number-columns-repeated="16374" table:style-name="ce5"/>
        </table:table-row>
        <table:table-row table:style-name="ro3">
          <table:table-cell table:number-columns-repeated="2" table:style-name="ce23"/>
          <table:table-cell office:value-type="string" table:number-columns-spanned="2" table:number-rows-spanned="1" table:style-name="ce31">
            <text:p>Error Magnitude =</text:p>
          </table:table-cell>
          <table:covered-table-cell/>
          <table:table-cell office:value-type="float" office:value="10" table:style-name="ce26">
            <text:p>10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4" table:style-name="ce5"/>
        </table:table-row>
        <table:table-row table:style-name="ro3">
          <table:table-cell table:number-columns-repeated="2" table:style-name="ce5"/>
          <table:table-cell table:style-name="ce6"/>
          <table:table-cell table:style-name="ce27"/>
          <table:table-cell table:style-name="ce5"/>
          <table:table-cell table:style-name="ce28"/>
          <table:table-cell table:style-name="ce1"/>
          <table:table-cell table:style-name="ce5"/>
          <table:table-cell table:style-name="ce29"/>
          <table:table-cell table:style-name="ce28"/>
          <table:table-cell table:number-columns-repeated="16374" table:style-name="ce5"/>
        </table:table-row>
        <table:table-row table:style-name="ro3">
          <table:table-cell table:number-columns-repeated="2" table:style-name="ce5"/>
          <table:table-cell table:style-name="ce6"/>
          <table:table-cell table:style-name="ce27"/>
          <table:table-cell table:style-name="ce5"/>
          <table:table-cell table:style-name="ce28"/>
          <table:table-cell table:style-name="ce1"/>
          <table:table-cell table:style-name="ce5"/>
          <table:table-cell office:value-type="float" office:value="4514" table:formula="of:=SUM([.D19:.D55])" table:style-name="ce29">
            <text:p>4514.00</text:p>
          </table:table-cell>
          <table:table-cell office:value-type="string" table:style-name="ce28">
            <text:p><text:s/>= SumX</text:p>
          </table:table-cell>
          <table:table-cell table:number-columns-repeated="16374" table:style-name="ce5"/>
        </table:table-row>
        <table:table-row table:style-name="ro3">
          <table:table-cell table:number-columns-repeated="2" table:style-name="ce5"/>
          <table:table-cell table:style-name="ce6"/>
          <table:table-cell table:style-name="ce27"/>
          <table:table-cell table:style-name="ce5"/>
          <table:table-cell table:style-name="ce28"/>
          <table:table-cell table:style-name="ce1"/>
          <table:table-cell table:style-name="ce5"/>
          <table:table-cell office:value-type="float" office:value="1842.4889895488541" table:formula="of:=SUM([.G19:.G55])" table:style-name="ce29">
            <text:p>1842.49</text:p>
          </table:table-cell>
          <table:table-cell office:value-type="string" table:style-name="ce28">
            <text:p><text:s/>= SumY'</text:p>
          </table:table-cell>
          <table:table-cell table:number-columns-repeated="16374" table:style-name="ce5"/>
        </table:table-row>
        <table:table-row table:style-name="ro3">
          <table:table-cell table:number-columns-repeated="2" table:style-name="ce5"/>
          <table:table-cell table:number-columns-repeated="2" table:style-name="ce6"/>
          <table:table-cell table:style-name="ce1"/>
          <table:table-cell table:number-columns-repeated="3" table:style-name="ce5"/>
          <table:table-cell office:value-type="float" office:value="656158" table:formula="of:=SUM([.H19:.H55])" table:style-name="ce29">
            <text:p>656158.00</text:p>
          </table:table-cell>
          <table:table-cell office:value-type="string" table:style-name="ce28">
            <text:p><text:s/>= SumX*X</text:p>
          </table:table-cell>
          <table:table-cell table:number-columns-repeated="16374" table:style-name="ce5"/>
        </table:table-row>
        <table:table-row table:style-name="ro3">
          <table:table-cell table:number-columns-repeated="2" table:style-name="ce5"/>
          <table:table-cell table:number-columns-repeated="3" table:style-name="ce6"/>
          <table:table-cell table:number-columns-repeated="3" table:style-name="ce5"/>
          <table:table-cell office:value-type="float" office:value="279277.87084613455" table:formula="of:=SUM([.I19:.I55])" table:style-name="ce29">
            <text:p>279277.87</text:p>
          </table:table-cell>
          <table:table-cell office:value-type="string" table:style-name="ce28">
            <text:p><text:s/>= SumX*Y</text:p>
          </table:table-cell>
          <table:table-cell table:number-columns-repeated="16374" table:style-name="ce5"/>
        </table:table-row>
        <table:table-row table:style-name="ro3">
          <table:table-cell table:number-columns-repeated="2" table:style-name="ce5"/>
          <table:table-cell table:number-columns-repeated="3" table:style-name="ce6"/>
          <table:table-cell office:value-type="string" table:style-name="ce6">
            <text:p>Rand()</text:p>
          </table:table-cell>
          <table:table-cell table:number-columns-repeated="2" table:style-name="ce5"/>
          <table:table-cell table:style-name="ce7"/>
          <table:table-cell table:number-columns-repeated="16375" table:style-name="ce5"/>
        </table:table-row>
        <table:table-row table:style-name="ro3">
          <table:table-cell table:number-columns-repeated="2" table:style-name="ce5"/>
          <table:table-cell office:value-type="string" table:style-name="ce6">
            <text:p>Count</text:p>
          </table:table-cell>
          <table:table-cell office:value-type="string" table:style-name="ce6">
            <text:p>Deg F</text:p>
          </table:table-cell>
          <table:table-cell office:value-type="string" table:style-name="ce6">
            <text:p>Deg C</text:p>
          </table:table-cell>
          <table:table-cell office:value-type="string" table:style-name="ce7">
            <text:p>Error</text:p>
          </table:table-cell>
          <table:table-cell office:value-type="string" table:style-name="ce7">
            <text:p>Measurement</text:p>
          </table:table-cell>
          <table:table-cell office:value-type="string" table:style-name="ce6">
            <text:p>For Summing</text:p>
          </table:table-cell>
          <table:table-cell office:value-type="string" table:style-name="ce7">
            <text:p>For Summing</text:p>
          </table:table-cell>
          <table:table-cell office:value-type="string" table:style-name="ce7">
            <text:p>Calculated</text:p>
          </table:table-cell>
          <table:table-cell table:number-columns-repeated="16374" table:style-name="ce5"/>
        </table:table-row>
        <table:table-row table:style-name="ro3">
          <table:table-cell table:number-columns-repeated="2" table:style-name="ce5"/>
          <table:table-cell office:value-type="string" table:style-name="ce6">
            <text:p>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Y → Linear</text:p>
          </table:table-cell>
          <table:table-cell office:value-type="string" table:style-name="ce7">
            <text:p>e</text:p>
          </table:table-cell>
          <table:table-cell office:value-type="string" table:style-name="ce7">
            <text:p>Y' <text:s/>→ Noise</text:p>
          </table:table-cell>
          <table:table-cell office:value-type="string" table:style-name="ce6">
            <text:p>X*X</text:p>
          </table:table-cell>
          <table:table-cell office:value-type="string" table:style-name="ce7">
            <text:p>X*Y'</text:p>
          </table:table-cell>
          <table:table-cell office:value-type="string" table:style-name="ce7">
            <text:p>Y → From Data</text:p>
          </table:table-cell>
          <table:table-cell table:number-columns-repeated="16374" table:style-name="ce5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formula="of:=[.$H$8]*[.D19]+[.$H$9]" table:style-name="ce3">
            <text:p>0.00</text:p>
          </table:table-cell>
          <table:table-cell office:value-type="float" office:value="3.642842250657969" table:formula="of:=RAND()*2*[.$E$10]-[.$E$10]" table:style-name="ce3">
            <text:p>3.64</text:p>
          </table:table-cell>
          <table:table-cell office:value-type="float" office:value="3.642842250657969" table:formula="of:=[.$H$8]*[.D19]+[.$H$9]+[.F19]" table:style-name="ce3">
            <text:p>3.64</text:p>
          </table:table-cell>
          <table:table-cell office:value-type="float" office:value="1024" table:formula="of:=[.D19]*[.D19]" table:style-name="ce2">
            <text:p>1024</text:p>
          </table:table-cell>
          <table:table-cell office:value-type="float" office:value="116.57095202105501" table:formula="of:=[.D19]*[.G19]" table:style-name="ce3">
            <text:p>116.57</text:p>
          </table:table-cell>
          <table:table-cell office:value-type="float" office:value="3.2870018900762794" table:formula="of:=[.$E$8]*[.D19]+[.$E$9]" table:style-name="ce3">
            <text:p>3.2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" table:style-name="ce2">
            <text:p>2</text:p>
          </table:table-cell>
          <table:table-cell office:value-type="float" office:value="37" table:formula="of:=[.D19]+5" table:style-name="ce2">
            <text:p>37</text:p>
          </table:table-cell>
          <table:table-cell office:value-type="float" office:value="2.777777777777775" table:formula="of:=[.$H$8]*[.D20]+[.$H$9]" table:style-name="ce3">
            <text:p>2.78</text:p>
          </table:table-cell>
          <table:table-cell office:value-type="float" office:value="8.6530436568884852" table:formula="of:=RAND()*2*[.$E$10]-[.$E$10]" table:style-name="ce3">
            <text:p>8.65</text:p>
          </table:table-cell>
          <table:table-cell office:value-type="float" office:value="11.43082143466626" table:formula="of:=[.$H$8]*[.D20]+[.$H$9]+[.F20]" table:style-name="ce3">
            <text:p>11.43</text:p>
          </table:table-cell>
          <table:table-cell office:value-type="float" office:value="1369" table:formula="of:=[.D20]*[.D20]" table:style-name="ce2">
            <text:p>1369</text:p>
          </table:table-cell>
          <table:table-cell office:value-type="float" office:value="422.94039308265161" table:formula="of:=[.D20]*[.G20]" table:style-name="ce3">
            <text:p>422.94</text:p>
          </table:table-cell>
          <table:table-cell office:value-type="float" office:value="5.8708906582685181" table:formula="of:=[.$E$8]*[.D20]+[.$E$9]" table:style-name="ce3">
            <text:p>5.8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3" table:style-name="ce2">
            <text:p>3</text:p>
          </table:table-cell>
          <table:table-cell office:value-type="float" office:value="42" table:formula="of:=[.D20]+5" table:style-name="ce2">
            <text:p>42</text:p>
          </table:table-cell>
          <table:table-cell office:value-type="float" office:value="5.55555555555555" table:formula="of:=[.$H$8]*[.D21]+[.$H$9]" table:style-name="ce3">
            <text:p>5.56</text:p>
          </table:table-cell>
          <table:table-cell office:value-type="float" office:value="4.3729755694065098" table:formula="of:=RAND()*2*[.$E$10]-[.$E$10]" table:style-name="ce3">
            <text:p>4.37</text:p>
          </table:table-cell>
          <table:table-cell office:value-type="float" office:value="9.9285311249620598" table:formula="of:=[.$H$8]*[.D21]+[.$H$9]+[.F21]" table:style-name="ce3">
            <text:p>9.93</text:p>
          </table:table-cell>
          <table:table-cell office:value-type="float" office:value="1764" table:formula="of:=[.D21]*[.D21]" table:style-name="ce2">
            <text:p>1764</text:p>
          </table:table-cell>
          <table:table-cell office:value-type="float" office:value="416.99830724840649" table:formula="of:=[.D21]*[.G21]" table:style-name="ce3">
            <text:p>417.00</text:p>
          </table:table-cell>
          <table:table-cell office:value-type="float" office:value="8.4547794264607603" table:formula="of:=[.$E$8]*[.D21]+[.$E$9]" table:style-name="ce3">
            <text:p>8.4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4" table:style-name="ce2">
            <text:p>4</text:p>
          </table:table-cell>
          <table:table-cell office:value-type="float" office:value="47" table:formula="of:=[.D21]+5" table:style-name="ce2">
            <text:p>47</text:p>
          </table:table-cell>
          <table:table-cell office:value-type="float" office:value="8.333333333333325" table:formula="of:=[.$H$8]*[.D22]+[.$H$9]" table:style-name="ce3">
            <text:p>8.33</text:p>
          </table:table-cell>
          <table:table-cell office:value-type="float" office:value="7.3096386533919713" table:formula="of:=RAND()*2*[.$E$10]-[.$E$10]" table:style-name="ce3">
            <text:p>7.31</text:p>
          </table:table-cell>
          <table:table-cell office:value-type="float" office:value="15.642971986725296" table:formula="of:=[.$H$8]*[.D22]+[.$H$9]+[.F22]" table:style-name="ce3">
            <text:p>15.64</text:p>
          </table:table-cell>
          <table:table-cell office:value-type="float" office:value="2209" table:formula="of:=[.D22]*[.D22]" table:style-name="ce2">
            <text:p>2209</text:p>
          </table:table-cell>
          <table:table-cell office:value-type="float" office:value="735.21968337608894" table:formula="of:=[.D22]*[.G22]" table:style-name="ce3">
            <text:p>735.22</text:p>
          </table:table-cell>
          <table:table-cell office:value-type="float" office:value="11.038668194652999" table:formula="of:=[.$E$8]*[.D22]+[.$E$9]" table:style-name="ce3">
            <text:p>11.0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5" table:style-name="ce2">
            <text:p>5</text:p>
          </table:table-cell>
          <table:table-cell office:value-type="float" office:value="52" table:formula="of:=[.D22]+5" table:style-name="ce2">
            <text:p>52</text:p>
          </table:table-cell>
          <table:table-cell office:value-type="float" office:value="11.1111111111111" table:formula="of:=[.$H$8]*[.D23]+[.$H$9]" table:style-name="ce3">
            <text:p>11.11</text:p>
          </table:table-cell>
          <table:table-cell office:value-type="float" office:value="-2.2209953752636746" table:formula="of:=RAND()*2*[.$E$10]-[.$E$10]" table:style-name="ce3">
            <text:p>-2.22</text:p>
          </table:table-cell>
          <table:table-cell office:value-type="float" office:value="8.8901157358474254" table:formula="of:=[.$H$8]*[.D23]+[.$H$9]+[.F23]" table:style-name="ce3">
            <text:p>8.89</text:p>
          </table:table-cell>
          <table:table-cell office:value-type="float" office:value="2704" table:formula="of:=[.D23]*[.D23]" table:style-name="ce2">
            <text:p>2704</text:p>
          </table:table-cell>
          <table:table-cell office:value-type="float" office:value="462.28601826406612" table:formula="of:=[.D23]*[.G23]" table:style-name="ce3">
            <text:p>462.29</text:p>
          </table:table-cell>
          <table:table-cell office:value-type="float" office:value="13.622556962845241" table:formula="of:=[.$E$8]*[.D23]+[.$E$9]" table:style-name="ce3">
            <text:p>13.6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6" table:style-name="ce2">
            <text:p>6</text:p>
          </table:table-cell>
          <table:table-cell office:value-type="float" office:value="57" table:formula="of:=[.D23]+5" table:style-name="ce2">
            <text:p>57</text:p>
          </table:table-cell>
          <table:table-cell office:value-type="float" office:value="13.888888888888872" table:formula="of:=[.$H$8]*[.D24]+[.$H$9]" table:style-name="ce3">
            <text:p>13.89</text:p>
          </table:table-cell>
          <table:table-cell office:value-type="float" office:value="-2.095197607839923" table:formula="of:=RAND()*2*[.$E$10]-[.$E$10]" table:style-name="ce3">
            <text:p>-2.10</text:p>
          </table:table-cell>
          <table:table-cell office:value-type="float" office:value="11.793691281048948" table:formula="of:=[.$H$8]*[.D24]+[.$H$9]+[.F24]" table:style-name="ce3">
            <text:p>11.79</text:p>
          </table:table-cell>
          <table:table-cell office:value-type="float" office:value="3249" table:formula="of:=[.D24]*[.D24]" table:style-name="ce2">
            <text:p>3249</text:p>
          </table:table-cell>
          <table:table-cell office:value-type="float" office:value="672.24040301979005" table:formula="of:=[.D24]*[.G24]" table:style-name="ce3">
            <text:p>672.24</text:p>
          </table:table-cell>
          <table:table-cell office:value-type="float" office:value="16.20644573103748" table:formula="of:=[.$E$8]*[.D24]+[.$E$9]" table:style-name="ce3">
            <text:p>16.2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7" table:style-name="ce2">
            <text:p>7</text:p>
          </table:table-cell>
          <table:table-cell office:value-type="float" office:value="62" table:formula="of:=[.D24]+5" table:style-name="ce2">
            <text:p>62</text:p>
          </table:table-cell>
          <table:table-cell office:value-type="float" office:value="16.66666666666665" table:formula="of:=[.$H$8]*[.D25]+[.$H$9]" table:style-name="ce3">
            <text:p>16.67</text:p>
          </table:table-cell>
          <table:table-cell office:value-type="float" office:value="3.4278539765068299" table:formula="of:=RAND()*2*[.$E$10]-[.$E$10]" table:style-name="ce3">
            <text:p>3.43</text:p>
          </table:table-cell>
          <table:table-cell office:value-type="float" office:value="20.094520643173482" table:formula="of:=[.$H$8]*[.D25]+[.$H$9]+[.F25]" table:style-name="ce3">
            <text:p>20.09</text:p>
          </table:table-cell>
          <table:table-cell office:value-type="float" office:value="3844" table:formula="of:=[.D25]*[.D25]" table:style-name="ce2">
            <text:p>3844</text:p>
          </table:table-cell>
          <table:table-cell office:value-type="float" office:value="1245.8602798767558" table:formula="of:=[.D25]*[.G25]" table:style-name="ce3">
            <text:p>1245.86</text:p>
          </table:table-cell>
          <table:table-cell office:value-type="float" office:value="18.790334499229722" table:formula="of:=[.$E$8]*[.D25]+[.$E$9]" table:style-name="ce3">
            <text:p>18.7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8" table:style-name="ce2">
            <text:p>8</text:p>
          </table:table-cell>
          <table:table-cell office:value-type="float" office:value="67" table:formula="of:=[.D25]+5" table:style-name="ce2">
            <text:p>67</text:p>
          </table:table-cell>
          <table:table-cell office:value-type="float" office:value="19.444444444444422" table:formula="of:=[.$H$8]*[.D26]+[.$H$9]" table:style-name="ce3">
            <text:p>19.44</text:p>
          </table:table-cell>
          <table:table-cell office:value-type="float" office:value="5.6691686755949782" table:formula="of:=RAND()*2*[.$E$10]-[.$E$10]" table:style-name="ce3">
            <text:p>5.67</text:p>
          </table:table-cell>
          <table:table-cell office:value-type="float" office:value="25.1136131200394" table:formula="of:=[.$H$8]*[.D26]+[.$H$9]+[.F26]" table:style-name="ce3">
            <text:p>25.11</text:p>
          </table:table-cell>
          <table:table-cell office:value-type="float" office:value="4489" table:formula="of:=[.D26]*[.D26]" table:style-name="ce2">
            <text:p>4489</text:p>
          </table:table-cell>
          <table:table-cell office:value-type="float" office:value="1682.6120790426398" table:formula="of:=[.D26]*[.G26]" table:style-name="ce3">
            <text:p>1682.61</text:p>
          </table:table-cell>
          <table:table-cell office:value-type="float" office:value="21.374223267421961" table:formula="of:=[.$E$8]*[.D26]+[.$E$9]" table:style-name="ce3">
            <text:p>21.3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9" table:style-name="ce2">
            <text:p>9</text:p>
          </table:table-cell>
          <table:table-cell office:value-type="float" office:value="72" table:formula="of:=[.D26]+5" table:style-name="ce2">
            <text:p>72</text:p>
          </table:table-cell>
          <table:table-cell office:value-type="float" office:value="22.2222222222222" table:formula="of:=[.$H$8]*[.D27]+[.$H$9]" table:style-name="ce3">
            <text:p>22.22</text:p>
          </table:table-cell>
          <table:table-cell office:value-type="float" office:value="2.4635967980207436" table:formula="of:=RAND()*2*[.$E$10]-[.$E$10]" table:style-name="ce3">
            <text:p>2.46</text:p>
          </table:table-cell>
          <table:table-cell office:value-type="float" office:value="24.685819020242945" table:formula="of:=[.$H$8]*[.D27]+[.$H$9]+[.F27]" table:style-name="ce3">
            <text:p>24.69</text:p>
          </table:table-cell>
          <table:table-cell office:value-type="float" office:value="5184" table:formula="of:=[.D27]*[.D27]" table:style-name="ce2">
            <text:p>5184</text:p>
          </table:table-cell>
          <table:table-cell office:value-type="float" office:value="1777.3789694574921" table:formula="of:=[.D27]*[.G27]" table:style-name="ce3">
            <text:p>1777.38</text:p>
          </table:table-cell>
          <table:table-cell office:value-type="float" office:value="23.958112035614199" table:formula="of:=[.$E$8]*[.D27]+[.$E$9]" table:style-name="ce3">
            <text:p>23.9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0" table:style-name="ce2">
            <text:p>10</text:p>
          </table:table-cell>
          <table:table-cell office:value-type="float" office:value="77" table:formula="of:=[.D27]+5" table:style-name="ce2">
            <text:p>77</text:p>
          </table:table-cell>
          <table:table-cell office:value-type="float" office:value="24.999999999999972" table:formula="of:=[.$H$8]*[.D28]+[.$H$9]" table:style-name="ce3">
            <text:p>25.00</text:p>
          </table:table-cell>
          <table:table-cell office:value-type="float" office:value="3.2108405931924828" table:formula="of:=RAND()*2*[.$E$10]-[.$E$10]" table:style-name="ce3">
            <text:p>3.21</text:p>
          </table:table-cell>
          <table:table-cell office:value-type="float" office:value="28.210840593192454" table:formula="of:=[.$H$8]*[.D28]+[.$H$9]+[.F28]" table:style-name="ce3">
            <text:p>28.21</text:p>
          </table:table-cell>
          <table:table-cell office:value-type="float" office:value="5929" table:formula="of:=[.D28]*[.D28]" table:style-name="ce2">
            <text:p>5929</text:p>
          </table:table-cell>
          <table:table-cell office:value-type="float" office:value="2172.2347256758189" table:formula="of:=[.D28]*[.G28]" table:style-name="ce3">
            <text:p>2172.23</text:p>
          </table:table-cell>
          <table:table-cell office:value-type="float" office:value="26.542000803806438" table:formula="of:=[.$E$8]*[.D28]+[.$E$9]" table:style-name="ce3">
            <text:p>26.5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1" table:style-name="ce2">
            <text:p>11</text:p>
          </table:table-cell>
          <table:table-cell office:value-type="float" office:value="82" table:formula="of:=[.D28]+5" table:style-name="ce2">
            <text:p>82</text:p>
          </table:table-cell>
          <table:table-cell office:value-type="float" office:value="27.777777777777743" table:formula="of:=[.$H$8]*[.D29]+[.$H$9]" table:style-name="ce3">
            <text:p>27.78</text:p>
          </table:table-cell>
          <table:table-cell office:value-type="float" office:value="4.9327468513128618" table:formula="of:=RAND()*2*[.$E$10]-[.$E$10]" table:style-name="ce3">
            <text:p>4.93</text:p>
          </table:table-cell>
          <table:table-cell office:value-type="float" office:value="32.710524629090607" table:formula="of:=[.$H$8]*[.D29]+[.$H$9]+[.F29]" table:style-name="ce3">
            <text:p>32.71</text:p>
          </table:table-cell>
          <table:table-cell office:value-type="float" office:value="6724" table:formula="of:=[.D29]*[.D29]" table:style-name="ce2">
            <text:p>6724</text:p>
          </table:table-cell>
          <table:table-cell office:value-type="float" office:value="2682.2630195854299" table:formula="of:=[.D29]*[.G29]" table:style-name="ce3">
            <text:p>2682.26</text:p>
          </table:table-cell>
          <table:table-cell office:value-type="float" office:value="29.125889571998684" table:formula="of:=[.$E$8]*[.D29]+[.$E$9]" table:style-name="ce3">
            <text:p>29.1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2" table:style-name="ce2">
            <text:p>12</text:p>
          </table:table-cell>
          <table:table-cell office:value-type="float" office:value="87" table:formula="of:=[.D29]+5" table:style-name="ce2">
            <text:p>87</text:p>
          </table:table-cell>
          <table:table-cell office:value-type="float" office:value="30.555555555555522" table:formula="of:=[.$H$8]*[.D30]+[.$H$9]" table:style-name="ce3">
            <text:p>30.56</text:p>
          </table:table-cell>
          <table:table-cell office:value-type="float" office:value="-2.5256915804153435" table:formula="of:=RAND()*2*[.$E$10]-[.$E$10]" table:style-name="ce3">
            <text:p>-2.53</text:p>
          </table:table-cell>
          <table:table-cell office:value-type="float" office:value="28.029863975140177" table:formula="of:=[.$H$8]*[.D30]+[.$H$9]+[.F30]" table:style-name="ce3">
            <text:p>28.03</text:p>
          </table:table-cell>
          <table:table-cell office:value-type="float" office:value="7569" table:formula="of:=[.D30]*[.D30]" table:style-name="ce2">
            <text:p>7569</text:p>
          </table:table-cell>
          <table:table-cell office:value-type="float" office:value="2438.5981658371952" table:formula="of:=[.D30]*[.G30]" table:style-name="ce3">
            <text:p>2438.60</text:p>
          </table:table-cell>
          <table:table-cell office:value-type="float" office:value="31.709778340190923" table:formula="of:=[.$E$8]*[.D30]+[.$E$9]" table:style-name="ce3">
            <text:p>31.7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3" table:style-name="ce2">
            <text:p>13</text:p>
          </table:table-cell>
          <table:table-cell office:value-type="float" office:value="92" table:formula="of:=[.D30]+5" table:style-name="ce2">
            <text:p>92</text:p>
          </table:table-cell>
          <table:table-cell office:value-type="float" office:value="33.333333333333293" table:formula="of:=[.$H$8]*[.D31]+[.$H$9]" table:style-name="ce3">
            <text:p>33.33</text:p>
          </table:table-cell>
          <table:table-cell office:value-type="float" office:value="-3.5102190623944418" table:formula="of:=RAND()*2*[.$E$10]-[.$E$10]" table:style-name="ce3">
            <text:p>-3.51</text:p>
          </table:table-cell>
          <table:table-cell office:value-type="float" office:value="29.823114270938852" table:formula="of:=[.$H$8]*[.D31]+[.$H$9]+[.F31]" table:style-name="ce3">
            <text:p>29.82</text:p>
          </table:table-cell>
          <table:table-cell office:value-type="float" office:value="8464" table:formula="of:=[.D31]*[.D31]" table:style-name="ce2">
            <text:p>8464</text:p>
          </table:table-cell>
          <table:table-cell office:value-type="float" office:value="2743.7265129263742" table:formula="of:=[.D31]*[.G31]" table:style-name="ce3">
            <text:p>2743.73</text:p>
          </table:table-cell>
          <table:table-cell office:value-type="float" office:value="34.293667108383161" table:formula="of:=[.$E$8]*[.D31]+[.$E$9]" table:style-name="ce3">
            <text:p>34.29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4" table:style-name="ce2">
            <text:p>14</text:p>
          </table:table-cell>
          <table:table-cell office:value-type="float" office:value="97" table:formula="of:=[.D31]+5" table:style-name="ce2">
            <text:p>97</text:p>
          </table:table-cell>
          <table:table-cell office:value-type="float" office:value="36.111111111111072" table:formula="of:=[.$H$8]*[.D32]+[.$H$9]" table:style-name="ce3">
            <text:p>36.11</text:p>
          </table:table-cell>
          <table:table-cell office:value-type="float" office:value="-5.6040233671463486" table:formula="of:=RAND()*2*[.$E$10]-[.$E$10]" table:style-name="ce3">
            <text:p>-5.60</text:p>
          </table:table-cell>
          <table:table-cell office:value-type="float" office:value="30.507087743964725" table:formula="of:=[.$H$8]*[.D32]+[.$H$9]+[.F32]" table:style-name="ce3">
            <text:p>30.51</text:p>
          </table:table-cell>
          <table:table-cell office:value-type="float" office:value="9409" table:formula="of:=[.D32]*[.D32]" table:style-name="ce2">
            <text:p>9409</text:p>
          </table:table-cell>
          <table:table-cell office:value-type="float" office:value="2959.1875111645782" table:formula="of:=[.D32]*[.G32]" table:style-name="ce3">
            <text:p>2959.19</text:p>
          </table:table-cell>
          <table:table-cell office:value-type="float" office:value="36.8775558765754" table:formula="of:=[.$E$8]*[.D32]+[.$E$9]" table:style-name="ce3">
            <text:p>36.88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5" table:style-name="ce2">
            <text:p>15</text:p>
          </table:table-cell>
          <table:table-cell office:value-type="float" office:value="102" table:formula="of:=[.D32]+5" table:style-name="ce2">
            <text:p>102</text:p>
          </table:table-cell>
          <table:table-cell office:value-type="float" office:value="38.888888888888843" table:formula="of:=[.$H$8]*[.D33]+[.$H$9]" table:style-name="ce3">
            <text:p>38.89</text:p>
          </table:table-cell>
          <table:table-cell office:value-type="float" office:value="1.58708908882085" table:formula="of:=RAND()*2*[.$E$10]-[.$E$10]" table:style-name="ce3">
            <text:p>1.59</text:p>
          </table:table-cell>
          <table:table-cell office:value-type="float" office:value="40.47597797770969" table:formula="of:=[.$H$8]*[.D33]+[.$H$9]+[.F33]" table:style-name="ce3">
            <text:p>40.48</text:p>
          </table:table-cell>
          <table:table-cell office:value-type="float" office:value="10404" table:formula="of:=[.D33]*[.D33]" table:style-name="ce2">
            <text:p>10404</text:p>
          </table:table-cell>
          <table:table-cell office:value-type="float" office:value="4128.5497537263882" table:formula="of:=[.D33]*[.G33]" table:style-name="ce3">
            <text:p>4128.55</text:p>
          </table:table-cell>
          <table:table-cell office:value-type="float" office:value="39.461444644767639" table:formula="of:=[.$E$8]*[.D33]+[.$E$9]" table:style-name="ce3">
            <text:p>39.4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6" table:style-name="ce2">
            <text:p>16</text:p>
          </table:table-cell>
          <table:table-cell office:value-type="float" office:value="107" table:formula="of:=[.D33]+5" table:style-name="ce2">
            <text:p>107</text:p>
          </table:table-cell>
          <table:table-cell office:value-type="float" office:value="41.666666666666622" table:formula="of:=[.$H$8]*[.D34]+[.$H$9]" table:style-name="ce3">
            <text:p>41.67</text:p>
          </table:table-cell>
          <table:table-cell office:value-type="float" office:value="-7.9162536447220226" table:formula="of:=RAND()*2*[.$E$10]-[.$E$10]" table:style-name="ce3">
            <text:p>-7.92</text:p>
          </table:table-cell>
          <table:table-cell office:value-type="float" office:value="33.750413021944595" table:formula="of:=[.$H$8]*[.D34]+[.$H$9]+[.F34]" table:style-name="ce3">
            <text:p>33.75</text:p>
          </table:table-cell>
          <table:table-cell office:value-type="float" office:value="11449" table:formula="of:=[.D34]*[.D34]" table:style-name="ce2">
            <text:p>11449</text:p>
          </table:table-cell>
          <table:table-cell office:value-type="float" office:value="3611.2941933480715" table:formula="of:=[.D34]*[.G34]" table:style-name="ce3">
            <text:p>3611.29</text:p>
          </table:table-cell>
          <table:table-cell office:value-type="float" office:value="42.045333412959884" table:formula="of:=[.$E$8]*[.D34]+[.$E$9]" table:style-name="ce3">
            <text:p>42.0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7" table:style-name="ce2">
            <text:p>17</text:p>
          </table:table-cell>
          <table:table-cell office:value-type="float" office:value="112" table:formula="of:=[.D34]+5" table:style-name="ce2">
            <text:p>112</text:p>
          </table:table-cell>
          <table:table-cell office:value-type="float" office:value="44.444444444444393" table:formula="of:=[.$H$8]*[.D35]+[.$H$9]" table:style-name="ce3">
            <text:p>44.44</text:p>
          </table:table-cell>
          <table:table-cell office:value-type="float" office:value="1.4587940248536491" table:formula="of:=RAND()*2*[.$E$10]-[.$E$10]" table:style-name="ce3">
            <text:p>1.46</text:p>
          </table:table-cell>
          <table:table-cell office:value-type="float" office:value="45.903238469298046" table:formula="of:=[.$H$8]*[.D35]+[.$H$9]+[.F35]" table:style-name="ce3">
            <text:p>45.90</text:p>
          </table:table-cell>
          <table:table-cell office:value-type="float" office:value="12544" table:formula="of:=[.D35]*[.D35]" table:style-name="ce2">
            <text:p>12544</text:p>
          </table:table-cell>
          <table:table-cell office:value-type="float" office:value="5141.1627085613809" table:formula="of:=[.D35]*[.G35]" table:style-name="ce3">
            <text:p>5141.16</text:p>
          </table:table-cell>
          <table:table-cell office:value-type="float" office:value="44.629222181152123" table:formula="of:=[.$E$8]*[.D35]+[.$E$9]" table:style-name="ce3">
            <text:p>44.6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8" table:style-name="ce2">
            <text:p>18</text:p>
          </table:table-cell>
          <table:table-cell office:value-type="float" office:value="117" table:formula="of:=[.D35]+5" table:style-name="ce2">
            <text:p>117</text:p>
          </table:table-cell>
          <table:table-cell office:value-type="float" office:value="47.222222222222172" table:formula="of:=[.$H$8]*[.D36]+[.$H$9]" table:style-name="ce3">
            <text:p>47.22</text:p>
          </table:table-cell>
          <table:table-cell office:value-type="float" office:value="6.1904125716094747" table:formula="of:=RAND()*2*[.$E$10]-[.$E$10]" table:style-name="ce3">
            <text:p>6.19</text:p>
          </table:table-cell>
          <table:table-cell office:value-type="float" office:value="53.412634793831643" table:formula="of:=[.$H$8]*[.D36]+[.$H$9]+[.F36]" table:style-name="ce3">
            <text:p>53.41</text:p>
          </table:table-cell>
          <table:table-cell office:value-type="float" office:value="13689" table:formula="of:=[.D36]*[.D36]" table:style-name="ce2">
            <text:p>13689</text:p>
          </table:table-cell>
          <table:table-cell office:value-type="float" office:value="6249.2782708783025" table:formula="of:=[.D36]*[.G36]" table:style-name="ce3">
            <text:p>6249.28</text:p>
          </table:table-cell>
          <table:table-cell office:value-type="float" office:value="47.213110949344362" table:formula="of:=[.$E$8]*[.D36]+[.$E$9]" table:style-name="ce3">
            <text:p>47.2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9" table:style-name="ce2">
            <text:p>19</text:p>
          </table:table-cell>
          <table:table-cell office:value-type="float" office:value="122" table:formula="of:=[.D36]+5" table:style-name="ce2">
            <text:p>122</text:p>
          </table:table-cell>
          <table:table-cell office:value-type="float" office:value="49.999999999999943" table:formula="of:=[.$H$8]*[.D37]+[.$H$9]" table:style-name="ce3">
            <text:p>50.00</text:p>
          </table:table-cell>
          <table:table-cell office:value-type="float" office:value="-7.2217073160803942" table:formula="of:=RAND()*2*[.$E$10]-[.$E$10]" table:style-name="ce3">
            <text:p>-7.22</text:p>
          </table:table-cell>
          <table:table-cell office:value-type="float" office:value="42.778292683919545" table:formula="of:=[.$H$8]*[.D37]+[.$H$9]+[.F37]" table:style-name="ce3">
            <text:p>42.78</text:p>
          </table:table-cell>
          <table:table-cell office:value-type="float" office:value="14884" table:formula="of:=[.D37]*[.D37]" table:style-name="ce2">
            <text:p>14884</text:p>
          </table:table-cell>
          <table:table-cell office:value-type="float" office:value="5218.9517074381847" table:formula="of:=[.D37]*[.G37]" table:style-name="ce3">
            <text:p>5218.95</text:p>
          </table:table-cell>
          <table:table-cell office:value-type="float" office:value="49.7969997175366" table:formula="of:=[.$E$8]*[.D37]+[.$E$9]" table:style-name="ce3">
            <text:p>49.8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0" table:style-name="ce2">
            <text:p>20</text:p>
          </table:table-cell>
          <table:table-cell office:value-type="float" office:value="127" table:formula="of:=[.D37]+5" table:style-name="ce2">
            <text:p>127</text:p>
          </table:table-cell>
          <table:table-cell office:value-type="float" office:value="52.777777777777715" table:formula="of:=[.$H$8]*[.D38]+[.$H$9]" table:style-name="ce3">
            <text:p>52.78</text:p>
          </table:table-cell>
          <table:table-cell office:value-type="float" office:value="3.9731851073189155" table:formula="of:=RAND()*2*[.$E$10]-[.$E$10]" table:style-name="ce3">
            <text:p>3.97</text:p>
          </table:table-cell>
          <table:table-cell office:value-type="float" office:value="56.750962885096627" table:formula="of:=[.$H$8]*[.D38]+[.$H$9]+[.F38]" table:style-name="ce3">
            <text:p>56.75</text:p>
          </table:table-cell>
          <table:table-cell office:value-type="float" office:value="16129" table:formula="of:=[.D38]*[.D38]" table:style-name="ce2">
            <text:p>16129</text:p>
          </table:table-cell>
          <table:table-cell office:value-type="float" office:value="7207.3722864072715" table:formula="of:=[.D38]*[.G38]" table:style-name="ce3">
            <text:p>7207.37</text:p>
          </table:table-cell>
          <table:table-cell office:value-type="float" office:value="52.380888485728839" table:formula="of:=[.$E$8]*[.D38]+[.$E$9]" table:style-name="ce3">
            <text:p>52.38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1" table:style-name="ce2">
            <text:p>21</text:p>
          </table:table-cell>
          <table:table-cell office:value-type="float" office:value="132" table:formula="of:=[.D38]+5" table:style-name="ce2">
            <text:p>132</text:p>
          </table:table-cell>
          <table:table-cell office:value-type="float" office:value="55.555555555555486" table:formula="of:=[.$H$8]*[.D39]+[.$H$9]" table:style-name="ce3">
            <text:p>55.56</text:p>
          </table:table-cell>
          <table:table-cell office:value-type="float" office:value="-9.5974937717048192" table:formula="of:=RAND()*2*[.$E$10]-[.$E$10]" table:style-name="ce3">
            <text:p>-9.60</text:p>
          </table:table-cell>
          <table:table-cell office:value-type="float" office:value="45.958061783850667" table:formula="of:=[.$H$8]*[.D39]+[.$H$9]+[.F39]" table:style-name="ce3">
            <text:p>45.96</text:p>
          </table:table-cell>
          <table:table-cell office:value-type="float" office:value="17424" table:formula="of:=[.D39]*[.D39]" table:style-name="ce2">
            <text:p>17424</text:p>
          </table:table-cell>
          <table:table-cell office:value-type="float" office:value="6066.4641554682876" table:formula="of:=[.D39]*[.G39]" table:style-name="ce3">
            <text:p>6066.46</text:p>
          </table:table-cell>
          <table:table-cell office:value-type="float" office:value="54.964777253921078" table:formula="of:=[.$E$8]*[.D39]+[.$E$9]" table:style-name="ce3">
            <text:p>54.9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2" table:style-name="ce2">
            <text:p>22</text:p>
          </table:table-cell>
          <table:table-cell office:value-type="float" office:value="137" table:formula="of:=[.D39]+5" table:style-name="ce2">
            <text:p>137</text:p>
          </table:table-cell>
          <table:table-cell office:value-type="float" office:value="58.333333333333272" table:formula="of:=[.$H$8]*[.D40]+[.$H$9]" table:style-name="ce3">
            <text:p>58.33</text:p>
          </table:table-cell>
          <table:table-cell office:value-type="float" office:value="2.2060774840682065" table:formula="of:=RAND()*2*[.$E$10]-[.$E$10]" table:style-name="ce3">
            <text:p>2.21</text:p>
          </table:table-cell>
          <table:table-cell office:value-type="float" office:value="60.539410817401475" table:formula="of:=[.$H$8]*[.D40]+[.$H$9]+[.F40]" table:style-name="ce3">
            <text:p>60.54</text:p>
          </table:table-cell>
          <table:table-cell office:value-type="float" office:value="18769" table:formula="of:=[.D40]*[.D40]" table:style-name="ce2">
            <text:p>18769</text:p>
          </table:table-cell>
          <table:table-cell office:value-type="float" office:value="8293.8992819840023" table:formula="of:=[.D40]*[.G40]" table:style-name="ce3">
            <text:p>8293.90</text:p>
          </table:table-cell>
          <table:table-cell office:value-type="float" office:value="57.548666022113316" table:formula="of:=[.$E$8]*[.D40]+[.$E$9]" table:style-name="ce3">
            <text:p>57.5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3" table:style-name="ce2">
            <text:p>23</text:p>
          </table:table-cell>
          <table:table-cell office:value-type="float" office:value="142" table:formula="of:=[.D40]+5" table:style-name="ce2">
            <text:p>142</text:p>
          </table:table-cell>
          <table:table-cell office:value-type="float" office:value="61.111111111111043" table:formula="of:=[.$H$8]*[.D41]+[.$H$9]" table:style-name="ce3">
            <text:p>61.11</text:p>
          </table:table-cell>
          <table:table-cell office:value-type="float" office:value="3.9645252708223317" table:formula="of:=RAND()*2*[.$E$10]-[.$E$10]" table:style-name="ce3">
            <text:p>3.96</text:p>
          </table:table-cell>
          <table:table-cell office:value-type="float" office:value="65.075636381933379" table:formula="of:=[.$H$8]*[.D41]+[.$H$9]+[.F41]" table:style-name="ce3">
            <text:p>65.08</text:p>
          </table:table-cell>
          <table:table-cell office:value-type="float" office:value="20164" table:formula="of:=[.D41]*[.D41]" table:style-name="ce2">
            <text:p>20164</text:p>
          </table:table-cell>
          <table:table-cell office:value-type="float" office:value="9240.7403662345405" table:formula="of:=[.D41]*[.G41]" table:style-name="ce3">
            <text:p>9240.74</text:p>
          </table:table-cell>
          <table:table-cell office:value-type="float" office:value="60.132554790305555" table:formula="of:=[.$E$8]*[.D41]+[.$E$9]" table:style-name="ce3">
            <text:p>60.1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4" table:style-name="ce2">
            <text:p>24</text:p>
          </table:table-cell>
          <table:table-cell office:value-type="float" office:value="147" table:formula="of:=[.D41]+5" table:style-name="ce2">
            <text:p>147</text:p>
          </table:table-cell>
          <table:table-cell office:value-type="float" office:value="63.888888888888815" table:formula="of:=[.$H$8]*[.D42]+[.$H$9]" table:style-name="ce3">
            <text:p>63.89</text:p>
          </table:table-cell>
          <table:table-cell office:value-type="float" office:value="5.8912636525298439" table:formula="of:=RAND()*2*[.$E$10]-[.$E$10]" table:style-name="ce3">
            <text:p>5.89</text:p>
          </table:table-cell>
          <table:table-cell office:value-type="float" office:value="69.780152541418659" table:formula="of:=[.$H$8]*[.D42]+[.$H$9]+[.F42]" table:style-name="ce3">
            <text:p>69.78</text:p>
          </table:table-cell>
          <table:table-cell office:value-type="float" office:value="21609" table:formula="of:=[.D42]*[.D42]" table:style-name="ce2">
            <text:p>21609</text:p>
          </table:table-cell>
          <table:table-cell office:value-type="float" office:value="10257.682423588543" table:formula="of:=[.D42]*[.G42]" table:style-name="ce3">
            <text:p>10257.68</text:p>
          </table:table-cell>
          <table:table-cell office:value-type="float" office:value="62.716443558497808" table:formula="of:=[.$E$8]*[.D42]+[.$E$9]" table:style-name="ce3">
            <text:p>62.7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5" table:style-name="ce2">
            <text:p>25</text:p>
          </table:table-cell>
          <table:table-cell office:value-type="float" office:value="152" table:formula="of:=[.D42]+5" table:style-name="ce2">
            <text:p>152</text:p>
          </table:table-cell>
          <table:table-cell office:value-type="float" office:value="66.666666666666586" table:formula="of:=[.$H$8]*[.D43]+[.$H$9]" table:style-name="ce3">
            <text:p>66.67</text:p>
          </table:table-cell>
          <table:table-cell office:value-type="float" office:value="5.7404169796017346" table:formula="of:=RAND()*2*[.$E$10]-[.$E$10]" table:style-name="ce3">
            <text:p>5.74</text:p>
          </table:table-cell>
          <table:table-cell office:value-type="float" office:value="72.407083646268319" table:formula="of:=[.$H$8]*[.D43]+[.$H$9]+[.F43]" table:style-name="ce3">
            <text:p>72.41</text:p>
          </table:table-cell>
          <table:table-cell office:value-type="float" office:value="23104" table:formula="of:=[.D43]*[.D43]" table:style-name="ce2">
            <text:p>23104</text:p>
          </table:table-cell>
          <table:table-cell office:value-type="float" office:value="11005.876714232785" table:formula="of:=[.D43]*[.G43]" table:style-name="ce3">
            <text:p>11005.88</text:p>
          </table:table-cell>
          <table:table-cell office:value-type="float" office:value="65.30033232669004" table:formula="of:=[.$E$8]*[.D43]+[.$E$9]" table:style-name="ce3">
            <text:p>65.3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6" table:style-name="ce2">
            <text:p>26</text:p>
          </table:table-cell>
          <table:table-cell office:value-type="float" office:value="157" table:formula="of:=[.D43]+5" table:style-name="ce2">
            <text:p>157</text:p>
          </table:table-cell>
          <table:table-cell office:value-type="float" office:value="69.444444444444358" table:formula="of:=[.$H$8]*[.D44]+[.$H$9]" table:style-name="ce3">
            <text:p>69.44</text:p>
          </table:table-cell>
          <table:table-cell office:value-type="float" office:value="-5.5272880469843999" table:formula="of:=RAND()*2*[.$E$10]-[.$E$10]" table:style-name="ce3">
            <text:p>-5.53</text:p>
          </table:table-cell>
          <table:table-cell office:value-type="float" office:value="63.917156397459955" table:formula="of:=[.$H$8]*[.D44]+[.$H$9]+[.F44]" table:style-name="ce3">
            <text:p>63.92</text:p>
          </table:table-cell>
          <table:table-cell office:value-type="float" office:value="24649" table:formula="of:=[.D44]*[.D44]" table:style-name="ce2">
            <text:p>24649</text:p>
          </table:table-cell>
          <table:table-cell office:value-type="float" office:value="10034.993554401213" table:formula="of:=[.D44]*[.G44]" table:style-name="ce3">
            <text:p>10034.99</text:p>
          </table:table-cell>
          <table:table-cell office:value-type="float" office:value="67.884221094882292" table:formula="of:=[.$E$8]*[.D44]+[.$E$9]" table:style-name="ce3">
            <text:p>67.88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7" table:style-name="ce2">
            <text:p>27</text:p>
          </table:table-cell>
          <table:table-cell office:value-type="float" office:value="162" table:formula="of:=[.D44]+5" table:style-name="ce2">
            <text:p>162</text:p>
          </table:table-cell>
          <table:table-cell office:value-type="float" office:value="72.222222222222143" table:formula="of:=[.$H$8]*[.D45]+[.$H$9]" table:style-name="ce3">
            <text:p>72.22</text:p>
          </table:table-cell>
          <table:table-cell office:value-type="float" office:value="-6.6844840828720393" table:formula="of:=RAND()*2*[.$E$10]-[.$E$10]" table:style-name="ce3">
            <text:p>-6.68</text:p>
          </table:table-cell>
          <table:table-cell office:value-type="float" office:value="65.537738139350097" table:formula="of:=[.$H$8]*[.D45]+[.$H$9]+[.F45]" table:style-name="ce3">
            <text:p>65.54</text:p>
          </table:table-cell>
          <table:table-cell office:value-type="float" office:value="26244" table:formula="of:=[.D45]*[.D45]" table:style-name="ce2">
            <text:p>26244</text:p>
          </table:table-cell>
          <table:table-cell office:value-type="float" office:value="10617.113578574716" table:formula="of:=[.D45]*[.G45]" table:style-name="ce3">
            <text:p>10617.11</text:p>
          </table:table-cell>
          <table:table-cell office:value-type="float" office:value="70.468109863074517" table:formula="of:=[.$E$8]*[.D45]+[.$E$9]" table:style-name="ce3">
            <text:p>70.4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8" table:style-name="ce2">
            <text:p>28</text:p>
          </table:table-cell>
          <table:table-cell office:value-type="float" office:value="167" table:formula="of:=[.D45]+5" table:style-name="ce2">
            <text:p>167</text:p>
          </table:table-cell>
          <table:table-cell office:value-type="float" office:value="74.999999999999915" table:formula="of:=[.$H$8]*[.D46]+[.$H$9]" table:style-name="ce3">
            <text:p>75.00</text:p>
          </table:table-cell>
          <table:table-cell office:value-type="float" office:value="-7.2344569326858688" table:formula="of:=RAND()*2*[.$E$10]-[.$E$10]" table:style-name="ce3">
            <text:p>-7.23</text:p>
          </table:table-cell>
          <table:table-cell office:value-type="float" office:value="67.765543067314042" table:formula="of:=[.$H$8]*[.D46]+[.$H$9]+[.F46]" table:style-name="ce3">
            <text:p>67.77</text:p>
          </table:table-cell>
          <table:table-cell office:value-type="float" office:value="27889" table:formula="of:=[.D46]*[.D46]" table:style-name="ce2">
            <text:p>27889</text:p>
          </table:table-cell>
          <table:table-cell office:value-type="float" office:value="11316.845692241444" table:formula="of:=[.D46]*[.G46]" table:style-name="ce3">
            <text:p>11316.85</text:p>
          </table:table-cell>
          <table:table-cell office:value-type="float" office:value="73.05199863126677" table:formula="of:=[.$E$8]*[.D46]+[.$E$9]" table:style-name="ce3">
            <text:p>73.0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9" table:style-name="ce2">
            <text:p>29</text:p>
          </table:table-cell>
          <table:table-cell office:value-type="float" office:value="172" table:formula="of:=[.D46]+5" table:style-name="ce2">
            <text:p>172</text:p>
          </table:table-cell>
          <table:table-cell office:value-type="float" office:value="77.777777777777686" table:formula="of:=[.$H$8]*[.D47]+[.$H$9]" table:style-name="ce3">
            <text:p>77.78</text:p>
          </table:table-cell>
          <table:table-cell office:value-type="float" office:value="-9.5580255324869441" table:formula="of:=RAND()*2*[.$E$10]-[.$E$10]" table:style-name="ce3">
            <text:p>-9.56</text:p>
          </table:table-cell>
          <table:table-cell office:value-type="float" office:value="68.219752245290749" table:formula="of:=[.$H$8]*[.D47]+[.$H$9]+[.F47]" table:style-name="ce3">
            <text:p>68.22</text:p>
          </table:table-cell>
          <table:table-cell office:value-type="float" office:value="29584" table:formula="of:=[.D47]*[.D47]" table:style-name="ce2">
            <text:p>29584</text:p>
          </table:table-cell>
          <table:table-cell office:value-type="float" office:value="11733.797386190008" table:formula="of:=[.D47]*[.G47]" table:style-name="ce3">
            <text:p>11733.80</text:p>
          </table:table-cell>
          <table:table-cell office:value-type="float" office:value="75.635887399458994" table:formula="of:=[.$E$8]*[.D47]+[.$E$9]" table:style-name="ce3">
            <text:p>75.6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30" table:style-name="ce2">
            <text:p>30</text:p>
          </table:table-cell>
          <table:table-cell office:value-type="float" office:value="177" table:formula="of:=[.D47]+5" table:style-name="ce2">
            <text:p>177</text:p>
          </table:table-cell>
          <table:table-cell office:value-type="float" office:value="80.555555555555458" table:formula="of:=[.$H$8]*[.D48]+[.$H$9]" table:style-name="ce3">
            <text:p>80.56</text:p>
          </table:table-cell>
          <table:table-cell office:value-type="float" office:value="4.6342151438830275" table:formula="of:=RAND()*2*[.$E$10]-[.$E$10]" table:style-name="ce3">
            <text:p>4.63</text:p>
          </table:table-cell>
          <table:table-cell office:value-type="float" office:value="85.189770699438483" table:formula="of:=[.$H$8]*[.D48]+[.$H$9]+[.F48]" table:style-name="ce3">
            <text:p>85.19</text:p>
          </table:table-cell>
          <table:table-cell office:value-type="float" office:value="31329" table:formula="of:=[.D48]*[.D48]" table:style-name="ce2">
            <text:p>31329</text:p>
          </table:table-cell>
          <table:table-cell office:value-type="float" office:value="15078.589413800612" table:formula="of:=[.D48]*[.G48]" table:style-name="ce3">
            <text:p>15078.59</text:p>
          </table:table-cell>
          <table:table-cell office:value-type="float" office:value="78.219776167651247" table:formula="of:=[.$E$8]*[.D48]+[.$E$9]" table:style-name="ce3">
            <text:p>78.2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31" table:style-name="ce2">
            <text:p>31</text:p>
          </table:table-cell>
          <table:table-cell office:value-type="float" office:value="182" table:formula="of:=[.D48]+5" table:style-name="ce2">
            <text:p>182</text:p>
          </table:table-cell>
          <table:table-cell office:value-type="float" office:value="83.333333333333243" table:formula="of:=[.$H$8]*[.D49]+[.$H$9]" table:style-name="ce3">
            <text:p>83.33</text:p>
          </table:table-cell>
          <table:table-cell office:value-type="float" office:value="-7.8522449385806343" table:formula="of:=RAND()*2*[.$E$10]-[.$E$10]" table:style-name="ce3">
            <text:p>-7.85</text:p>
          </table:table-cell>
          <table:table-cell office:value-type="float" office:value="75.481088394752604" table:formula="of:=[.$H$8]*[.D49]+[.$H$9]+[.F49]" table:style-name="ce3">
            <text:p>75.48</text:p>
          </table:table-cell>
          <table:table-cell office:value-type="float" office:value="33124" table:formula="of:=[.D49]*[.D49]" table:style-name="ce2">
            <text:p>33124</text:p>
          </table:table-cell>
          <table:table-cell office:value-type="float" office:value="13737.558087844975" table:formula="of:=[.D49]*[.G49]" table:style-name="ce3">
            <text:p>13737.56</text:p>
          </table:table-cell>
          <table:table-cell office:value-type="float" office:value="80.803664935843472" table:formula="of:=[.$E$8]*[.D49]+[.$E$9]" table:style-name="ce3">
            <text:p>80.80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2" table:style-name="ce2">
            <text:p>32</text:p>
          </table:table-cell>
          <table:table-cell office:value-type="float" office:value="187" table:formula="of:=[.D49]+5" table:style-name="ce2">
            <text:p>187</text:p>
          </table:table-cell>
          <table:table-cell office:value-type="float" office:value="86.111111111111015" table:formula="of:=[.$H$8]*[.D50]+[.$H$9]" table:style-name="ce3">
            <text:p>86.11</text:p>
          </table:table-cell>
          <table:table-cell office:value-type="float" office:value="-2.3043833894790478" table:formula="of:=RAND()*2*[.$E$10]-[.$E$10]" table:style-name="ce3">
            <text:p>-2.30</text:p>
          </table:table-cell>
          <table:table-cell office:value-type="float" office:value="83.806727721631972" table:formula="of:=[.$H$8]*[.D50]+[.$H$9]+[.F50]" table:style-name="ce3">
            <text:p>83.81</text:p>
          </table:table-cell>
          <table:table-cell office:value-type="float" office:value="34969" table:formula="of:=[.D50]*[.D50]" table:style-name="ce2">
            <text:p>34969</text:p>
          </table:table-cell>
          <table:table-cell office:value-type="float" office:value="15671.858083945179" table:formula="of:=[.D50]*[.G50]" table:style-name="ce3">
            <text:p>15671.86</text:p>
          </table:table-cell>
          <table:table-cell office:value-type="float" office:value="83.387553704035724" table:formula="of:=[.$E$8]*[.D50]+[.$E$9]" table:style-name="ce3">
            <text:p>83.39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3" table:style-name="ce2">
            <text:p>33</text:p>
          </table:table-cell>
          <table:table-cell office:value-type="float" office:value="192" table:formula="of:=[.D50]+5" table:style-name="ce2">
            <text:p>192</text:p>
          </table:table-cell>
          <table:table-cell office:value-type="float" office:value="88.888888888888786" table:formula="of:=[.$H$8]*[.D51]+[.$H$9]" table:style-name="ce3">
            <text:p>88.89</text:p>
          </table:table-cell>
          <table:table-cell office:value-type="float" office:value="-9.0359950951944015" table:formula="of:=RAND()*2*[.$E$10]-[.$E$10]" table:style-name="ce3">
            <text:p>-9.04</text:p>
          </table:table-cell>
          <table:table-cell office:value-type="float" office:value="79.852893793694392" table:formula="of:=[.$H$8]*[.D51]+[.$H$9]+[.F51]" table:style-name="ce3">
            <text:p>79.85</text:p>
          </table:table-cell>
          <table:table-cell office:value-type="float" office:value="36864" table:formula="of:=[.D51]*[.D51]" table:style-name="ce2">
            <text:p>36864</text:p>
          </table:table-cell>
          <table:table-cell office:value-type="float" office:value="15331.755608389323" table:formula="of:=[.D51]*[.G51]" table:style-name="ce3">
            <text:p>15331.76</text:p>
          </table:table-cell>
          <table:table-cell office:value-type="float" office:value="85.971442472227977" table:formula="of:=[.$E$8]*[.D51]+[.$E$9]" table:style-name="ce3">
            <text:p>85.97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4" table:style-name="ce2">
            <text:p>34</text:p>
          </table:table-cell>
          <table:table-cell office:value-type="float" office:value="197" table:formula="of:=[.D51]+5" table:style-name="ce2">
            <text:p>197</text:p>
          </table:table-cell>
          <table:table-cell office:value-type="float" office:value="91.666666666666558" table:formula="of:=[.$H$8]*[.D52]+[.$H$9]" table:style-name="ce3">
            <text:p>91.67</text:p>
          </table:table-cell>
          <table:table-cell office:value-type="float" office:value="7.7265308644500301" table:formula="of:=RAND()*2*[.$E$10]-[.$E$10]" table:style-name="ce3">
            <text:p>7.73</text:p>
          </table:table-cell>
          <table:table-cell office:value-type="float" office:value="99.393197531116584" table:formula="of:=[.$H$8]*[.D52]+[.$H$9]+[.F52]" table:style-name="ce3">
            <text:p>99.39</text:p>
          </table:table-cell>
          <table:table-cell office:value-type="float" office:value="38809" table:formula="of:=[.D52]*[.D52]" table:style-name="ce2">
            <text:p>38809</text:p>
          </table:table-cell>
          <table:table-cell office:value-type="float" office:value="19580.459913629966" table:formula="of:=[.D52]*[.G52]" table:style-name="ce3">
            <text:p>19580.46</text:p>
          </table:table-cell>
          <table:table-cell office:value-type="float" office:value="88.555331240420202" table:formula="of:=[.$E$8]*[.D52]+[.$E$9]" table:style-name="ce3">
            <text:p>88.5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5" table:style-name="ce2">
            <text:p>35</text:p>
          </table:table-cell>
          <table:table-cell office:value-type="float" office:value="202" table:formula="of:=[.D52]+5" table:style-name="ce2">
            <text:p>202</text:p>
          </table:table-cell>
          <table:table-cell office:value-type="float" office:value="94.444444444444329" table:formula="of:=[.$H$8]*[.D53]+[.$H$9]" table:style-name="ce3">
            <text:p>94.44</text:p>
          </table:table-cell>
          <table:table-cell office:value-type="float" office:value="-5.6807536623139381" table:formula="of:=RAND()*2*[.$E$10]-[.$E$10]" table:style-name="ce3">
            <text:p>-5.68</text:p>
          </table:table-cell>
          <table:table-cell office:value-type="float" office:value="88.763690782130396" table:formula="of:=[.$H$8]*[.D53]+[.$H$9]+[.F53]" table:style-name="ce3">
            <text:p>88.76</text:p>
          </table:table-cell>
          <table:table-cell office:value-type="float" office:value="40804" table:formula="of:=[.D53]*[.D53]" table:style-name="ce2">
            <text:p>40804</text:p>
          </table:table-cell>
          <table:table-cell office:value-type="float" office:value="17930.265537990341" table:formula="of:=[.D53]*[.G53]" table:style-name="ce3">
            <text:p>17930.27</text:p>
          </table:table-cell>
          <table:table-cell office:value-type="float" office:value="91.139220008612455" table:formula="of:=[.$E$8]*[.D53]+[.$E$9]" table:style-name="ce3">
            <text:p>91.1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6" table:style-name="ce2">
            <text:p>36</text:p>
          </table:table-cell>
          <table:table-cell office:value-type="float" office:value="207" table:formula="of:=[.D53]+5" table:style-name="ce2">
            <text:p>207</text:p>
          </table:table-cell>
          <table:table-cell office:value-type="float" office:value="97.222222222222115" table:formula="of:=[.$H$8]*[.D54]+[.$H$9]" table:style-name="ce3">
            <text:p>97.22</text:p>
          </table:table-cell>
          <table:table-cell office:value-type="float" office:value="6.0775741284722926" table:formula="of:=RAND()*2*[.$E$10]-[.$E$10]" table:style-name="ce3">
            <text:p>6.08</text:p>
          </table:table-cell>
          <table:table-cell office:value-type="float" office:value="103.29979635069441" table:formula="of:=[.$H$8]*[.D54]+[.$H$9]+[.F54]" table:style-name="ce3">
            <text:p>103.30</text:p>
          </table:table-cell>
          <table:table-cell office:value-type="float" office:value="42849" table:formula="of:=[.D54]*[.D54]" table:style-name="ce2">
            <text:p>42849</text:p>
          </table:table-cell>
          <table:table-cell office:value-type="float" office:value="21383.057844593743" table:formula="of:=[.D54]*[.G54]" table:style-name="ce3">
            <text:p>21383.06</text:p>
          </table:table-cell>
          <table:table-cell office:value-type="float" office:value="93.723108776804679" table:formula="of:=[.$E$8]*[.D54]+[.$E$9]" table:style-name="ce3">
            <text:p>93.72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float" office:value="37" table:style-name="ce2">
            <text:p>37</text:p>
          </table:table-cell>
          <table:table-cell office:value-type="float" office:value="212" table:formula="of:=[.D54]+5" table:style-name="ce2">
            <text:p>212</text:p>
          </table:table-cell>
          <table:table-cell office:value-type="float" office:value="99.999999999999886" table:formula="of:=[.$H$8]*[.D55]+[.$H$9]" table:style-name="ce3">
            <text:p>100.00</text:p>
          </table:table-cell>
          <table:table-cell office:value-type="float" office:value="-6.0745883863825707" table:formula="of:=RAND()*2*[.$E$10]-[.$E$10]" table:style-name="ce3">
            <text:p>-6.07</text:p>
          </table:table-cell>
          <table:table-cell office:value-type="float" office:value="93.925411613617314" table:formula="of:=[.$H$8]*[.D55]+[.$H$9]+[.F55]" table:style-name="ce3">
            <text:p>93.93</text:p>
          </table:table-cell>
          <table:table-cell office:value-type="float" office:value="44944" table:formula="of:=[.D55]*[.D55]" table:style-name="ce2">
            <text:p>44944</text:p>
          </table:table-cell>
          <table:table-cell office:value-type="float" office:value="19912.187262086871" table:formula="of:=[.D55]*[.G55]" table:style-name="ce3">
            <text:p>19912.19</text:p>
          </table:table-cell>
          <table:table-cell office:value-type="float" office:value="96.306997544996932" table:formula="of:=[.$E$8]*[.D55]+[.$E$9]" table:style-name="ce3">
            <text:p>96.31</text:p>
          </table:table-cell>
          <table:table-cell table:number-columns-repeated="16374" table:style-name="ce1"/>
        </table:table-row>
        <table:table-row table:style-name="ro5">
          <table:table-cell/>
          <table:table-cell table:style-name="ce1">
            <draw:frame draw:z-index="1" draw:id="id0" draw:style-name="a0" draw:name="Chart 1" svg:x="0.7457in" svg:y="0.0299in" svg:width="6.2988in" svg:height="3.54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2"/>
          <table:table-cell table:number-columns-repeated="3" table:style-name="ce2"/>
          <table:table-cell table:number-columns-repeated="3" table:style-name="ce1"/>
          <table:table-cell table:style-name="ce3"/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2"/>
        </table:table-row>
        <table:table-row table:number-rows-repeated="1048517" table:style-name="ro5">
          <table:table-cell table:number-columns-repeated="16384"/>
        </table:table-row>
      </table:table>
      <table:table table:name="PlotData" table:style-name="ta1">
        <table:table-column table:style-name="co1" table:default-cell-style-name="ce1"/>
        <table:table-column table:style-name="co7" table:number-columns-repeated="16383" table:default-cell-style-name="ce1"/>
        <table:table-row table:style-name="ro1">
          <table:table-cell table:style-name="ce1">
            <draw:frame draw:z-index="1" draw:id="id1" draw:style-name="a1" draw:name="Chart 1" svg:x="0.0189in" svg:y="0.0102in" svg:width="9.8012in" svg:height="5.305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RCC RCCD</meta:initial-creator>
    <dc:creator>Fernandez, Danielle</dc:creator>
    <meta:creation-date>2020-03-11T14:12:39Z</meta:creation-date>
    <dc:date>2023-10-20T22:01:05Z</dc:date>
    <meta:editing-cycles>18</meta:editing-cycles>
    <meta:editing-duration>PT9460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LinearCurveFit_YouCanChange.$E$19:.$E$55" chart:class="chart:scatter" chart:attached-axis="primary-y" chart:style-name="G0S0">
            <chart:domain table:cell-range-address="LinearCurveFit_YouCanChange.$C$19:.$C$55"/>
            <chart:data-point chart:repeated="3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interval-major="1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20" chart:origin="0" chart:interval-major="1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81.9959842519685pt" svg:width="705.686377952756pt" chart:style-name="Crt0">
        <chart:title chart:style-name="CT00">
          <text:p text:style-name="a0" text:class-names="" text:cond-style-name="">Least Squares Curve Fi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egree Celsisu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egree Fahrenheit</text:p>
            </chart:title>
            <chart:grid chart:class="major" chart:style-name="GMa1"/>
          </chart:axis>
          <chart:series chart:label-cell-address="LinearCurveFit_YouCanChange.$E$18" chart:values-cell-range-address="LinearCurveFit_YouCanChange.$E$19:.$E$55" chart:class="chart:scatter" chart:attached-axis="primary-y" chart:style-name="G0S0">
            <chart:domain table:cell-range-address="LinearCurveFit_YouCanChange.$D$19:.$D$55"/>
            <chart:data-point chart:repeated="37"/>
          </chart:series>
          <chart:series chart:label-cell-address="LinearCurveFit_YouCanChange.$G$17" chart:values-cell-range-address="LinearCurveFit_YouCanChange.$G$19:.$G$55" chart:class="chart:scatter" chart:attached-axis="primary-y" chart:style-name="G0S1">
            <chart:domain table:cell-range-address="LinearCurveFit_YouCanChange.$D$19:.$D$55"/>
            <chart:data-point chart:repeated="37"/>
          </chart:series>
          <chart:series chart:label-cell-address="LinearCurveFit_YouCanChange.$J$17" chart:values-cell-range-address="LinearCurveFit_YouCanChange.$J$19:.$J$55" chart:class="chart:scatter" chart:attached-axis="primary-y" chart:style-name="G0S2">
            <chart:domain table:cell-range-address="LinearCurveFit_YouCanChange.$D$19:.$D$55"/>
            <chart:data-point chart:repeated="3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